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04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3.0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413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60">
      <style:table-cell-properties fo:background-color="#ffff66"/>
    </style:style>
    <style:style style:name="ce4" style:family="table-cell" style:parent-style-name="Default" style:data-style-name="N60"/>
    <style:style style:name="ce5" style:family="table-cell" style:parent-style-name="Default" style:data-style-name="N0">
      <style:table-cell-properties fo:background-color="#e6ff00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ackground-color="#23ff23"/>
    </style:style>
    <style:style style:name="ce8" style:family="table-cell" style:parent-style-name="Default" style:data-style-name="N0">
      <style:table-cell-properties fo:background-color="#ccccff"/>
    </style:style>
    <style:style style:name="ce9" style:family="table-cell" style:parent-style-name="Default" style:data-style-name="N0">
      <style:text-properties fo:color="#ff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2" style:family="table-cell" style:parent-style-name="Default" style:data-style-name="N60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chrono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6"/>
        <table:table-column table:style-name="co4" table:default-cell-style-name="ce10"/>
        <table:table-column table:style-name="co4" table:number-columns-repeated="2" table:default-cell-style-name="Default"/>
        <table:table-row table:style-name="ro1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3" office:value-type="float" office:value="0.001">
            <text:p>1,00E-00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5" office:value-type="float" office:value="4000000">
            <text:p>4000000</text:p>
          </table:table-cell>
          <table:table-cell table:number-columns-repeated="3"/>
        </table:table-row>
        <table:table-row table:style-name="ro2">
          <table:table-cell office:value-type="string">
            <text:p>Nb cycles CPU / instruction</text:p>
          </table:table-cell>
          <table:table-cell/>
          <table:table-cell table:style-name="ce5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3"/>
        </table:table-row>
        <table:table-row table:style-name="ro1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4" table:formula="of:=1/[.C6]" office:value-type="float" office:value="0.000001">
            <text:p>1,00E-0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3"/>
        </table:table-row>
        <table:table-row table:style-name="ro2">
          <table:table-cell office:value-type="string">
            <text:p>Prescaler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1000000">
            <text:p>1000000</text:p>
          </table:table-cell>
          <table:table-cell table:number-columns-repeated="3"/>
        </table:table-row>
        <table:table-row table:style-name="ro2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4" table:formula="of:=1/[.C10]" office:value-type="float" office:value="0.000001">
            <text:p>1,00E-0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3"/>
        </table:table-row>
        <table:table-row table:style-name="ro2">
          <table:table-cell office:value-type="string">
            <text:p>Nb bits timer</text:p>
          </table:table-cell>
          <table:table-cell/>
          <table:table-cell table:style-name="ce8"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string">
            <text:p>Nb états timer</text:p>
          </table:table-cell>
          <table:table-cell/>
          <table:table-cell table:formula="of:=2^[.C13]" office:value-type="float" office:value="65536">
            <text:p>65536</text:p>
          </table:table-cell>
          <table:table-cell table:number-columns-repeated="3"/>
        </table:table-row>
        <table:table-row table:style-name="ro2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Val max timer</text:p>
          </table:table-cell>
          <table:table-cell/>
          <table:table-cell table:formula="of:=[.C14]-1" office:value-type="float" office:value="65535">
            <text:p>6553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Nb de pas</text:p>
          </table:table-cell>
          <table:table-cell/>
          <table:table-cell table:formula="of:=[.C1]/[.C11]" office:value-type="float" office:value="1000">
            <text:p>1000</text:p>
          </table:table-cell>
          <table:table-cell table:number-columns-repeated="3"/>
        </table:table-row>
        <table:table-row table:style-name="ro2">
          <table:table-cell office:value-type="string">
            <text:p>Valeur initiale timer</text:p>
          </table:table-cell>
          <table:table-cell/>
          <table:table-cell table:style-name="ce9" table:formula="of:=[.C14]-[.C18]" office:value-type="float" office:value="64536">
            <text:p>64536</text:p>
          </table:table-cell>
          <table:table-cell table:style-name="ce11" table:formula="of:=&quot;0x&quot;&amp;DEC2HEX([.C19])" office:value-type="string" office:string-value="0xFC18">
            <text:p>0xFC18</text:p>
          </table:table-cell>
          <table:table-cell/>
          <table:table-cell office:value-type="string">
            <text:p>Le timer s'incrémente de cette valeur jusqu'à « Val max timer »</text:p>
          </table:table-cell>
        </table:table-row>
        <table:table-row table:style-name="ro1">
          <table:table-cell table:number-columns-repeated="2"/>
          <table:table-cell table:formula="of:=IF(AND([.C19]&gt;=[.C15];[.C19]&lt;[.C14]);&quot;Ok&quot;;&quot;Réglage timer impossible&quot;)" office:value-type="string" office:string-value="Ok">
            <text:p>Ok</text:p>
          </table:table-cell>
          <table:table-cell table:number-columns-repeated="3"/>
        </table:table-row>
        <table:table-row table:style-name="ro1" table:number-rows-repeated="6551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pm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ce4"/>
        <table:table-column table:style-name="co4" table:number-columns-repeated="1019" table:default-cell-style-name="Default"/>
        <table:table-row table:style-name="ro1">
          <table:table-cell table:style-name="ce1" office:value-type="string">
            <text:p>RPM (tr/min)</text:p>
          </table:table-cell>
          <table:table-cell table:style-name="ce1" office:value-type="string">
            <text:p>RPM (tr/sec = Hz)</text:p>
          </table:table-cell>
          <table:table-cell table:style-name="ce12" office:value-type="string">
            <text:p>Durée tour (s)</text:p>
          </table:table-cell>
          <table:table-cell table:style-name="ce1" office:value-type="string">
            <text:p>Allumage 2T (s)</text:p>
          </table:table-cell>
          <table:table-cell table:style-name="ce12" office:value-type="string">
            <text:p>Allumage 4T (s)</text:p>
          </table:table-cell>
          <table:table-cell table:style-name="ce1" table:number-columns-repeated="1019"/>
        </table:table-row>
        <table:table-row table:style-name="ro1">
          <table:table-cell office:value-type="float" office:value="0">
            <text:p>0</text:p>
          </table:table-cell>
          <table:table-cell table:formula="of:=[.A2]/60" office:value-type="float" office:value="0">
            <text:p>0</text:p>
          </table:table-cell>
          <table:table-cell table:formula="of:=1/[.B2]" office:value-type="float" office:value="0">
            <text:p>#DIV/0 !</text:p>
          </table:table-cell>
          <table:table-cell table:formula="of:=[.C2]" office:value-type="float" office:value="0">
            <text:p>#DIV/0 !</text:p>
          </table:table-cell>
          <table:table-cell table:formula="of:=2*[.C2]" office:value-type="float" office:value="0">
            <text:p>#DIV/0 !</text:p>
          </table:table-cell>
          <table:table-cell table:number-columns-repeated="1019"/>
        </table:table-row>
        <table:table-row table:style-name="ro1">
          <table:table-cell table:formula="of:=[.A2]+100" office:value-type="float" office:value="100">
            <text:p>100</text:p>
          </table:table-cell>
          <table:table-cell table:formula="of:=[.A3]/60" office:value-type="float" office:value="1.66666666666667">
            <text:p>1,67</text:p>
          </table:table-cell>
          <table:table-cell table:formula="of:=1/[.B3]" office:value-type="float" office:value="0.6">
            <text:p>6,00E-001</text:p>
          </table:table-cell>
          <table:table-cell table:formula="of:=[.C3]" office:value-type="float" office:value="0.6">
            <text:p>6,00E-001</text:p>
          </table:table-cell>
          <table:table-cell table:formula="of:=2*[.C3]" office:value-type="float" office:value="1.2">
            <text:p>1,20E+000</text:p>
          </table:table-cell>
          <table:table-cell table:number-columns-repeated="1019"/>
        </table:table-row>
        <table:table-row table:style-name="ro1">
          <table:table-cell table:formula="of:=[.A3]+100" office:value-type="float" office:value="200">
            <text:p>200</text:p>
          </table:table-cell>
          <table:table-cell table:formula="of:=[.A4]/60" office:value-type="float" office:value="3.33333333333333">
            <text:p>3,33</text:p>
          </table:table-cell>
          <table:table-cell table:formula="of:=1/[.B4]" office:value-type="float" office:value="0.3">
            <text:p>3,00E-001</text:p>
          </table:table-cell>
          <table:table-cell table:formula="of:=[.C4]" office:value-type="float" office:value="0.3">
            <text:p>3,00E-001</text:p>
          </table:table-cell>
          <table:table-cell table:formula="of:=2*[.C4]" office:value-type="float" office:value="0.6">
            <text:p>6,00E-001</text:p>
          </table:table-cell>
          <table:table-cell table:number-columns-repeated="1019"/>
        </table:table-row>
        <table:table-row table:style-name="ro1">
          <table:table-cell table:formula="of:=[.A4]+100" office:value-type="float" office:value="300">
            <text:p>300</text:p>
          </table:table-cell>
          <table:table-cell table:formula="of:=[.A5]/60" office:value-type="float" office:value="5">
            <text:p>5</text:p>
          </table:table-cell>
          <table:table-cell table:formula="of:=1/[.B5]" office:value-type="float" office:value="0.2">
            <text:p>2,00E-001</text:p>
          </table:table-cell>
          <table:table-cell table:formula="of:=[.C5]" office:value-type="float" office:value="0.2">
            <text:p>2,00E-001</text:p>
          </table:table-cell>
          <table:table-cell table:formula="of:=2*[.C5]" office:value-type="float" office:value="0.4">
            <text:p>4,00E-001</text:p>
          </table:table-cell>
          <table:table-cell table:number-columns-repeated="1019"/>
        </table:table-row>
        <table:table-row table:style-name="ro1">
          <table:table-cell table:formula="of:=[.A5]+100" office:value-type="float" office:value="400">
            <text:p>400</text:p>
          </table:table-cell>
          <table:table-cell table:formula="of:=[.A6]/60" office:value-type="float" office:value="6.66666666666667">
            <text:p>6,67</text:p>
          </table:table-cell>
          <table:table-cell table:formula="of:=1/[.B6]" office:value-type="float" office:value="0.15">
            <text:p>1,50E-001</text:p>
          </table:table-cell>
          <table:table-cell table:formula="of:=[.C6]" office:value-type="float" office:value="0.15">
            <text:p>1,50E-001</text:p>
          </table:table-cell>
          <table:table-cell table:formula="of:=2*[.C6]" office:value-type="float" office:value="0.3">
            <text:p>3,00E-001</text:p>
          </table:table-cell>
          <table:table-cell table:number-columns-repeated="1019"/>
        </table:table-row>
        <table:table-row table:style-name="ro1">
          <table:table-cell table:formula="of:=[.A6]+100" office:value-type="float" office:value="500">
            <text:p>500</text:p>
          </table:table-cell>
          <table:table-cell table:formula="of:=[.A7]/60" office:value-type="float" office:value="8.33333333333333">
            <text:p>8,33</text:p>
          </table:table-cell>
          <table:table-cell table:formula="of:=1/[.B7]" office:value-type="float" office:value="0.12">
            <text:p>1,20E-001</text:p>
          </table:table-cell>
          <table:table-cell table:formula="of:=[.C7]" office:value-type="float" office:value="0.12">
            <text:p>1,20E-001</text:p>
          </table:table-cell>
          <table:table-cell table:formula="of:=2*[.C7]" office:value-type="float" office:value="0.24">
            <text:p>2,40E-001</text:p>
          </table:table-cell>
          <table:table-cell table:number-columns-repeated="1019"/>
        </table:table-row>
        <table:table-row table:style-name="ro1">
          <table:table-cell table:formula="of:=[.A7]+100" office:value-type="float" office:value="600">
            <text:p>600</text:p>
          </table:table-cell>
          <table:table-cell table:formula="of:=[.A8]/60" office:value-type="float" office:value="10">
            <text:p>10</text:p>
          </table:table-cell>
          <table:table-cell table:formula="of:=1/[.B8]" office:value-type="float" office:value="0.1">
            <text:p>1,00E-001</text:p>
          </table:table-cell>
          <table:table-cell table:formula="of:=[.C8]" office:value-type="float" office:value="0.1">
            <text:p>1,00E-001</text:p>
          </table:table-cell>
          <table:table-cell table:formula="of:=2*[.C8]" office:value-type="float" office:value="0.2">
            <text:p>2,00E-001</text:p>
          </table:table-cell>
          <table:table-cell table:number-columns-repeated="1019"/>
        </table:table-row>
        <table:table-row table:style-name="ro1">
          <table:table-cell table:formula="of:=[.A8]+100" office:value-type="float" office:value="700">
            <text:p>700</text:p>
          </table:table-cell>
          <table:table-cell table:formula="of:=[.A9]/60" office:value-type="float" office:value="11.6666666666667">
            <text:p>11,67</text:p>
          </table:table-cell>
          <table:table-cell table:formula="of:=1/[.B9]" office:value-type="float" office:value="0.0857142857142857">
            <text:p>8,57E-002</text:p>
          </table:table-cell>
          <table:table-cell table:formula="of:=[.C9]" office:value-type="float" office:value="0.0857142857142857">
            <text:p>8,57E-002</text:p>
          </table:table-cell>
          <table:table-cell table:formula="of:=2*[.C9]" office:value-type="float" office:value="0.171428571428571">
            <text:p>1,71E-001</text:p>
          </table:table-cell>
          <table:table-cell table:number-columns-repeated="1019"/>
        </table:table-row>
        <table:table-row table:style-name="ro1">
          <table:table-cell table:formula="of:=[.A9]+100" office:value-type="float" office:value="800">
            <text:p>800</text:p>
          </table:table-cell>
          <table:table-cell table:formula="of:=[.A10]/60" office:value-type="float" office:value="13.3333333333333">
            <text:p>13,33</text:p>
          </table:table-cell>
          <table:table-cell table:formula="of:=1/[.B10]" office:value-type="float" office:value="0.075">
            <text:p>7,50E-002</text:p>
          </table:table-cell>
          <table:table-cell table:formula="of:=[.C10]" office:value-type="float" office:value="0.075">
            <text:p>7,50E-002</text:p>
          </table:table-cell>
          <table:table-cell table:formula="of:=2*[.C10]" office:value-type="float" office:value="0.15">
            <text:p>1,50E-001</text:p>
          </table:table-cell>
          <table:table-cell table:number-columns-repeated="1019"/>
        </table:table-row>
        <table:table-row table:style-name="ro1">
          <table:table-cell table:formula="of:=[.A10]+100" office:value-type="float" office:value="900">
            <text:p>900</text:p>
          </table:table-cell>
          <table:table-cell table:formula="of:=[.A11]/60" office:value-type="float" office:value="15">
            <text:p>15</text:p>
          </table:table-cell>
          <table:table-cell table:formula="of:=1/[.B11]" office:value-type="float" office:value="0.0666666666666667">
            <text:p>6,67E-002</text:p>
          </table:table-cell>
          <table:table-cell table:formula="of:=[.C11]" office:value-type="float" office:value="0.0666666666666667">
            <text:p>6,67E-002</text:p>
          </table:table-cell>
          <table:table-cell table:formula="of:=2*[.C11]" office:value-type="float" office:value="0.133333333333333">
            <text:p>1,33E-001</text:p>
          </table:table-cell>
          <table:table-cell table:number-columns-repeated="1019"/>
        </table:table-row>
        <table:table-row table:style-name="ro1">
          <table:table-cell table:formula="of:=[.A11]+100" office:value-type="float" office:value="1000">
            <text:p>1000</text:p>
          </table:table-cell>
          <table:table-cell table:formula="of:=[.A12]/60" office:value-type="float" office:value="16.6666666666667">
            <text:p>16,67</text:p>
          </table:table-cell>
          <table:table-cell table:formula="of:=1/[.B12]" office:value-type="float" office:value="0.06">
            <text:p>6,00E-002</text:p>
          </table:table-cell>
          <table:table-cell table:formula="of:=[.C12]" office:value-type="float" office:value="0.06">
            <text:p>6,00E-002</text:p>
          </table:table-cell>
          <table:table-cell table:formula="of:=2*[.C12]" office:value-type="float" office:value="0.12">
            <text:p>1,20E-001</text:p>
          </table:table-cell>
          <table:table-cell table:number-columns-repeated="1019"/>
        </table:table-row>
        <table:table-row table:style-name="ro1">
          <table:table-cell table:formula="of:=[.A12]+100" office:value-type="float" office:value="1100">
            <text:p>1100</text:p>
          </table:table-cell>
          <table:table-cell table:formula="of:=[.A13]/60" office:value-type="float" office:value="18.3333333333333">
            <text:p>18,33</text:p>
          </table:table-cell>
          <table:table-cell table:formula="of:=1/[.B13]" office:value-type="float" office:value="0.0545454545454546">
            <text:p>5,45E-002</text:p>
          </table:table-cell>
          <table:table-cell table:formula="of:=[.C13]" office:value-type="float" office:value="0.0545454545454546">
            <text:p>5,45E-002</text:p>
          </table:table-cell>
          <table:table-cell table:formula="of:=2*[.C13]" office:value-type="float" office:value="0.109090909090909">
            <text:p>1,09E-001</text:p>
          </table:table-cell>
          <table:table-cell table:number-columns-repeated="1019"/>
        </table:table-row>
        <table:table-row table:style-name="ro1">
          <table:table-cell table:formula="of:=[.A13]+100" office:value-type="float" office:value="1200">
            <text:p>1200</text:p>
          </table:table-cell>
          <table:table-cell table:formula="of:=[.A14]/60" office:value-type="float" office:value="20">
            <text:p>20</text:p>
          </table:table-cell>
          <table:table-cell table:formula="of:=1/[.B14]" office:value-type="float" office:value="0.05">
            <text:p>5,00E-002</text:p>
          </table:table-cell>
          <table:table-cell table:formula="of:=[.C14]" office:value-type="float" office:value="0.05">
            <text:p>5,00E-002</text:p>
          </table:table-cell>
          <table:table-cell table:formula="of:=2*[.C14]" office:value-type="float" office:value="0.1">
            <text:p>1,00E-001</text:p>
          </table:table-cell>
          <table:table-cell table:number-columns-repeated="1019"/>
        </table:table-row>
        <table:table-row table:style-name="ro1">
          <table:table-cell table:formula="of:=[.A14]+100" office:value-type="float" office:value="1300">
            <text:p>1300</text:p>
          </table:table-cell>
          <table:table-cell table:formula="of:=[.A15]/60" office:value-type="float" office:value="21.6666666666667">
            <text:p>21,67</text:p>
          </table:table-cell>
          <table:table-cell table:formula="of:=1/[.B15]" office:value-type="float" office:value="0.0461538461538462">
            <text:p>4,62E-002</text:p>
          </table:table-cell>
          <table:table-cell table:formula="of:=[.C15]" office:value-type="float" office:value="0.0461538461538462">
            <text:p>4,62E-002</text:p>
          </table:table-cell>
          <table:table-cell table:formula="of:=2*[.C15]" office:value-type="float" office:value="0.0923076923076923">
            <text:p>9,23E-002</text:p>
          </table:table-cell>
          <table:table-cell table:number-columns-repeated="1019"/>
        </table:table-row>
        <table:table-row table:style-name="ro1">
          <table:table-cell table:formula="of:=[.A15]+100" office:value-type="float" office:value="1400">
            <text:p>1400</text:p>
          </table:table-cell>
          <table:table-cell table:formula="of:=[.A16]/60" office:value-type="float" office:value="23.3333333333333">
            <text:p>23,33</text:p>
          </table:table-cell>
          <table:table-cell table:formula="of:=1/[.B16]" office:value-type="float" office:value="0.0428571428571429">
            <text:p>4,29E-002</text:p>
          </table:table-cell>
          <table:table-cell table:formula="of:=[.C16]" office:value-type="float" office:value="0.0428571428571429">
            <text:p>4,29E-002</text:p>
          </table:table-cell>
          <table:table-cell table:formula="of:=2*[.C16]" office:value-type="float" office:value="0.0857142857142857">
            <text:p>8,57E-002</text:p>
          </table:table-cell>
          <table:table-cell table:number-columns-repeated="1019"/>
        </table:table-row>
        <table:table-row table:style-name="ro1">
          <table:table-cell table:formula="of:=[.A16]+100" office:value-type="float" office:value="1500">
            <text:p>1500</text:p>
          </table:table-cell>
          <table:table-cell table:formula="of:=[.A17]/60" office:value-type="float" office:value="25">
            <text:p>25</text:p>
          </table:table-cell>
          <table:table-cell table:formula="of:=1/[.B17]" office:value-type="float" office:value="0.04">
            <text:p>4,00E-002</text:p>
          </table:table-cell>
          <table:table-cell table:formula="of:=[.C17]" office:value-type="float" office:value="0.04">
            <text:p>4,00E-002</text:p>
          </table:table-cell>
          <table:table-cell table:formula="of:=2*[.C17]" office:value-type="float" office:value="0.08">
            <text:p>8,00E-002</text:p>
          </table:table-cell>
          <table:table-cell table:number-columns-repeated="1019"/>
        </table:table-row>
        <table:table-row table:style-name="ro1">
          <table:table-cell table:formula="of:=[.A17]+100" office:value-type="float" office:value="1600">
            <text:p>1600</text:p>
          </table:table-cell>
          <table:table-cell table:formula="of:=[.A18]/60" office:value-type="float" office:value="26.6666666666667">
            <text:p>26,67</text:p>
          </table:table-cell>
          <table:table-cell table:formula="of:=1/[.B18]" office:value-type="float" office:value="0.0375">
            <text:p>3,75E-002</text:p>
          </table:table-cell>
          <table:table-cell table:formula="of:=[.C18]" office:value-type="float" office:value="0.0375">
            <text:p>3,75E-002</text:p>
          </table:table-cell>
          <table:table-cell table:formula="of:=2*[.C18]" office:value-type="float" office:value="0.075">
            <text:p>7,50E-002</text:p>
          </table:table-cell>
          <table:table-cell table:number-columns-repeated="1019"/>
        </table:table-row>
        <table:table-row table:style-name="ro1">
          <table:table-cell table:formula="of:=[.A18]+100" office:value-type="float" office:value="1700">
            <text:p>1700</text:p>
          </table:table-cell>
          <table:table-cell table:formula="of:=[.A19]/60" office:value-type="float" office:value="28.3333333333333">
            <text:p>28,33</text:p>
          </table:table-cell>
          <table:table-cell table:formula="of:=1/[.B19]" office:value-type="float" office:value="0.0352941176470588">
            <text:p>3,53E-002</text:p>
          </table:table-cell>
          <table:table-cell table:formula="of:=[.C19]" office:value-type="float" office:value="0.0352941176470588">
            <text:p>3,53E-002</text:p>
          </table:table-cell>
          <table:table-cell table:formula="of:=2*[.C19]" office:value-type="float" office:value="0.0705882352941176">
            <text:p>7,06E-002</text:p>
          </table:table-cell>
          <table:table-cell table:number-columns-repeated="1019"/>
        </table:table-row>
        <table:table-row table:style-name="ro1">
          <table:table-cell table:formula="of:=[.A19]+100" office:value-type="float" office:value="1800">
            <text:p>1800</text:p>
          </table:table-cell>
          <table:table-cell table:formula="of:=[.A20]/60" office:value-type="float" office:value="30">
            <text:p>30</text:p>
          </table:table-cell>
          <table:table-cell table:formula="of:=1/[.B20]" office:value-type="float" office:value="0.0333333333333333">
            <text:p>3,33E-002</text:p>
          </table:table-cell>
          <table:table-cell table:formula="of:=[.C20]" office:value-type="float" office:value="0.0333333333333333">
            <text:p>3,33E-002</text:p>
          </table:table-cell>
          <table:table-cell table:formula="of:=2*[.C20]" office:value-type="float" office:value="0.0666666666666667">
            <text:p>6,67E-002</text:p>
          </table:table-cell>
          <table:table-cell table:number-columns-repeated="1019"/>
        </table:table-row>
        <table:table-row table:style-name="ro1">
          <table:table-cell table:formula="of:=[.A20]+100" office:value-type="float" office:value="1900">
            <text:p>1900</text:p>
          </table:table-cell>
          <table:table-cell table:formula="of:=[.A21]/60" office:value-type="float" office:value="31.6666666666667">
            <text:p>31,67</text:p>
          </table:table-cell>
          <table:table-cell table:formula="of:=1/[.B21]" office:value-type="float" office:value="0.0315789473684211">
            <text:p>3,16E-002</text:p>
          </table:table-cell>
          <table:table-cell table:formula="of:=[.C21]" office:value-type="float" office:value="0.0315789473684211">
            <text:p>3,16E-002</text:p>
          </table:table-cell>
          <table:table-cell table:formula="of:=2*[.C21]" office:value-type="float" office:value="0.0631578947368421">
            <text:p>6,32E-002</text:p>
          </table:table-cell>
          <table:table-cell table:number-columns-repeated="1019"/>
        </table:table-row>
        <table:table-row table:style-name="ro1">
          <table:table-cell table:formula="of:=[.A21]+100" office:value-type="float" office:value="2000">
            <text:p>2000</text:p>
          </table:table-cell>
          <table:table-cell table:formula="of:=[.A22]/60" office:value-type="float" office:value="33.3333333333333">
            <text:p>33,33</text:p>
          </table:table-cell>
          <table:table-cell table:formula="of:=1/[.B22]" office:value-type="float" office:value="0.03">
            <text:p>3,00E-002</text:p>
          </table:table-cell>
          <table:table-cell table:formula="of:=[.C22]" office:value-type="float" office:value="0.03">
            <text:p>3,00E-002</text:p>
          </table:table-cell>
          <table:table-cell table:formula="of:=2*[.C22]" office:value-type="float" office:value="0.06">
            <text:p>6,00E-002</text:p>
          </table:table-cell>
          <table:table-cell table:number-columns-repeated="1019"/>
        </table:table-row>
        <table:table-row table:style-name="ro1">
          <table:table-cell table:formula="of:=[.A22]+100" office:value-type="float" office:value="2100">
            <text:p>2100</text:p>
          </table:table-cell>
          <table:table-cell table:formula="of:=[.A23]/60" office:value-type="float" office:value="35">
            <text:p>35</text:p>
          </table:table-cell>
          <table:table-cell table:formula="of:=1/[.B23]" office:value-type="float" office:value="0.0285714285714286">
            <text:p>2,86E-002</text:p>
          </table:table-cell>
          <table:table-cell table:formula="of:=[.C23]" office:value-type="float" office:value="0.0285714285714286">
            <text:p>2,86E-002</text:p>
          </table:table-cell>
          <table:table-cell table:formula="of:=2*[.C23]" office:value-type="float" office:value="0.0571428571428571">
            <text:p>5,71E-002</text:p>
          </table:table-cell>
          <table:table-cell table:number-columns-repeated="1019"/>
        </table:table-row>
        <table:table-row table:style-name="ro1">
          <table:table-cell table:formula="of:=[.A23]+100" office:value-type="float" office:value="2200">
            <text:p>2200</text:p>
          </table:table-cell>
          <table:table-cell table:formula="of:=[.A24]/60" office:value-type="float" office:value="36.6666666666667">
            <text:p>36,67</text:p>
          </table:table-cell>
          <table:table-cell table:formula="of:=1/[.B24]" office:value-type="float" office:value="0.0272727272727273">
            <text:p>2,73E-002</text:p>
          </table:table-cell>
          <table:table-cell table:formula="of:=[.C24]" office:value-type="float" office:value="0.0272727272727273">
            <text:p>2,73E-002</text:p>
          </table:table-cell>
          <table:table-cell table:formula="of:=2*[.C24]" office:value-type="float" office:value="0.0545454545454546">
            <text:p>5,45E-002</text:p>
          </table:table-cell>
          <table:table-cell table:number-columns-repeated="1019"/>
        </table:table-row>
        <table:table-row table:style-name="ro1">
          <table:table-cell table:formula="of:=[.A24]+100" office:value-type="float" office:value="2300">
            <text:p>2300</text:p>
          </table:table-cell>
          <table:table-cell table:formula="of:=[.A25]/60" office:value-type="float" office:value="38.3333333333333">
            <text:p>38,33</text:p>
          </table:table-cell>
          <table:table-cell table:formula="of:=1/[.B25]" office:value-type="float" office:value="0.0260869565217391">
            <text:p>2,61E-002</text:p>
          </table:table-cell>
          <table:table-cell table:formula="of:=[.C25]" office:value-type="float" office:value="0.0260869565217391">
            <text:p>2,61E-002</text:p>
          </table:table-cell>
          <table:table-cell table:formula="of:=2*[.C25]" office:value-type="float" office:value="0.0521739130434783">
            <text:p>5,22E-002</text:p>
          </table:table-cell>
          <table:table-cell table:number-columns-repeated="1019"/>
        </table:table-row>
        <table:table-row table:style-name="ro1">
          <table:table-cell table:formula="of:=[.A25]+100" office:value-type="float" office:value="2400">
            <text:p>2400</text:p>
          </table:table-cell>
          <table:table-cell table:formula="of:=[.A26]/60" office:value-type="float" office:value="40">
            <text:p>40</text:p>
          </table:table-cell>
          <table:table-cell table:formula="of:=1/[.B26]" office:value-type="float" office:value="0.025">
            <text:p>2,50E-002</text:p>
          </table:table-cell>
          <table:table-cell table:formula="of:=[.C26]" office:value-type="float" office:value="0.025">
            <text:p>2,50E-002</text:p>
          </table:table-cell>
          <table:table-cell table:formula="of:=2*[.C26]" office:value-type="float" office:value="0.05">
            <text:p>5,00E-002</text:p>
          </table:table-cell>
          <table:table-cell table:number-columns-repeated="1019"/>
        </table:table-row>
        <table:table-row table:style-name="ro1">
          <table:table-cell table:formula="of:=[.A26]+100" office:value-type="float" office:value="2500">
            <text:p>2500</text:p>
          </table:table-cell>
          <table:table-cell table:formula="of:=[.A27]/60" office:value-type="float" office:value="41.6666666666667">
            <text:p>41,67</text:p>
          </table:table-cell>
          <table:table-cell table:formula="of:=1/[.B27]" office:value-type="float" office:value="0.024">
            <text:p>2,40E-002</text:p>
          </table:table-cell>
          <table:table-cell table:formula="of:=[.C27]" office:value-type="float" office:value="0.024">
            <text:p>2,40E-002</text:p>
          </table:table-cell>
          <table:table-cell table:formula="of:=2*[.C27]" office:value-type="float" office:value="0.048">
            <text:p>4,80E-002</text:p>
          </table:table-cell>
          <table:table-cell table:number-columns-repeated="1019"/>
        </table:table-row>
        <table:table-row table:style-name="ro1">
          <table:table-cell table:formula="of:=[.A27]+100" office:value-type="float" office:value="2600">
            <text:p>2600</text:p>
          </table:table-cell>
          <table:table-cell table:formula="of:=[.A28]/60" office:value-type="float" office:value="43.3333333333333">
            <text:p>43,33</text:p>
          </table:table-cell>
          <table:table-cell table:formula="of:=1/[.B28]" office:value-type="float" office:value="0.0230769230769231">
            <text:p>2,31E-002</text:p>
          </table:table-cell>
          <table:table-cell table:formula="of:=[.C28]" office:value-type="float" office:value="0.0230769230769231">
            <text:p>2,31E-002</text:p>
          </table:table-cell>
          <table:table-cell table:formula="of:=2*[.C28]" office:value-type="float" office:value="0.0461538461538462">
            <text:p>4,62E-002</text:p>
          </table:table-cell>
          <table:table-cell table:number-columns-repeated="1019"/>
        </table:table-row>
        <table:table-row table:style-name="ro1">
          <table:table-cell table:formula="of:=[.A28]+100" office:value-type="float" office:value="2700">
            <text:p>2700</text:p>
          </table:table-cell>
          <table:table-cell table:formula="of:=[.A29]/60" office:value-type="float" office:value="45">
            <text:p>45</text:p>
          </table:table-cell>
          <table:table-cell table:formula="of:=1/[.B29]" office:value-type="float" office:value="0.0222222222222222">
            <text:p>2,22E-002</text:p>
          </table:table-cell>
          <table:table-cell table:formula="of:=[.C29]" office:value-type="float" office:value="0.0222222222222222">
            <text:p>2,22E-002</text:p>
          </table:table-cell>
          <table:table-cell table:formula="of:=2*[.C29]" office:value-type="float" office:value="0.0444444444444444">
            <text:p>4,44E-002</text:p>
          </table:table-cell>
          <table:table-cell table:number-columns-repeated="1019"/>
        </table:table-row>
        <table:table-row table:style-name="ro1">
          <table:table-cell table:formula="of:=[.A29]+100" office:value-type="float" office:value="2800">
            <text:p>2800</text:p>
          </table:table-cell>
          <table:table-cell table:formula="of:=[.A30]/60" office:value-type="float" office:value="46.6666666666667">
            <text:p>46,67</text:p>
          </table:table-cell>
          <table:table-cell table:formula="of:=1/[.B30]" office:value-type="float" office:value="0.0214285714285714">
            <text:p>2,14E-002</text:p>
          </table:table-cell>
          <table:table-cell table:formula="of:=[.C30]" office:value-type="float" office:value="0.0214285714285714">
            <text:p>2,14E-002</text:p>
          </table:table-cell>
          <table:table-cell table:formula="of:=2*[.C30]" office:value-type="float" office:value="0.0428571428571429">
            <text:p>4,29E-002</text:p>
          </table:table-cell>
          <table:table-cell table:number-columns-repeated="1019"/>
        </table:table-row>
        <table:table-row table:style-name="ro1">
          <table:table-cell table:formula="of:=[.A30]+100" office:value-type="float" office:value="2900">
            <text:p>2900</text:p>
          </table:table-cell>
          <table:table-cell table:formula="of:=[.A31]/60" office:value-type="float" office:value="48.3333333333333">
            <text:p>48,33</text:p>
          </table:table-cell>
          <table:table-cell table:formula="of:=1/[.B31]" office:value-type="float" office:value="0.0206896551724138">
            <text:p>2,07E-002</text:p>
          </table:table-cell>
          <table:table-cell table:formula="of:=[.C31]" office:value-type="float" office:value="0.0206896551724138">
            <text:p>2,07E-002</text:p>
          </table:table-cell>
          <table:table-cell table:formula="of:=2*[.C31]" office:value-type="float" office:value="0.0413793103448276">
            <text:p>4,14E-002</text:p>
          </table:table-cell>
          <table:table-cell table:number-columns-repeated="1019"/>
        </table:table-row>
        <table:table-row table:style-name="ro1">
          <table:table-cell table:formula="of:=[.A31]+100" office:value-type="float" office:value="3000">
            <text:p>3000</text:p>
          </table:table-cell>
          <table:table-cell table:formula="of:=[.A32]/60" office:value-type="float" office:value="50">
            <text:p>50</text:p>
          </table:table-cell>
          <table:table-cell table:formula="of:=1/[.B32]" office:value-type="float" office:value="0.02">
            <text:p>2,00E-002</text:p>
          </table:table-cell>
          <table:table-cell table:formula="of:=[.C32]" office:value-type="float" office:value="0.02">
            <text:p>2,00E-002</text:p>
          </table:table-cell>
          <table:table-cell table:formula="of:=2*[.C32]" office:value-type="float" office:value="0.04">
            <text:p>4,00E-002</text:p>
          </table:table-cell>
          <table:table-cell table:number-columns-repeated="1019"/>
        </table:table-row>
        <table:table-row table:style-name="ro1">
          <table:table-cell table:formula="of:=[.A32]+100" office:value-type="float" office:value="3100">
            <text:p>3100</text:p>
          </table:table-cell>
          <table:table-cell table:formula="of:=[.A33]/60" office:value-type="float" office:value="51.6666666666667">
            <text:p>51,67</text:p>
          </table:table-cell>
          <table:table-cell table:formula="of:=1/[.B33]" office:value-type="float" office:value="0.0193548387096774">
            <text:p>1,94E-002</text:p>
          </table:table-cell>
          <table:table-cell table:formula="of:=[.C33]" office:value-type="float" office:value="0.0193548387096774">
            <text:p>1,94E-002</text:p>
          </table:table-cell>
          <table:table-cell table:formula="of:=2*[.C33]" office:value-type="float" office:value="0.0387096774193548">
            <text:p>3,87E-002</text:p>
          </table:table-cell>
          <table:table-cell table:number-columns-repeated="1019"/>
        </table:table-row>
        <table:table-row table:style-name="ro1">
          <table:table-cell table:formula="of:=[.A33]+100" office:value-type="float" office:value="3200">
            <text:p>3200</text:p>
          </table:table-cell>
          <table:table-cell table:formula="of:=[.A34]/60" office:value-type="float" office:value="53.3333333333333">
            <text:p>53,33</text:p>
          </table:table-cell>
          <table:table-cell table:formula="of:=1/[.B34]" office:value-type="float" office:value="0.01875">
            <text:p>1,88E-002</text:p>
          </table:table-cell>
          <table:table-cell table:formula="of:=[.C34]" office:value-type="float" office:value="0.01875">
            <text:p>1,88E-002</text:p>
          </table:table-cell>
          <table:table-cell table:formula="of:=2*[.C34]" office:value-type="float" office:value="0.0375">
            <text:p>3,75E-002</text:p>
          </table:table-cell>
          <table:table-cell table:number-columns-repeated="1019"/>
        </table:table-row>
        <table:table-row table:style-name="ro1">
          <table:table-cell table:formula="of:=[.A34]+100" office:value-type="float" office:value="3300">
            <text:p>3300</text:p>
          </table:table-cell>
          <table:table-cell table:formula="of:=[.A35]/60" office:value-type="float" office:value="55">
            <text:p>55</text:p>
          </table:table-cell>
          <table:table-cell table:formula="of:=1/[.B35]" office:value-type="float" office:value="0.0181818181818182">
            <text:p>1,82E-002</text:p>
          </table:table-cell>
          <table:table-cell table:formula="of:=[.C35]" office:value-type="float" office:value="0.0181818181818182">
            <text:p>1,82E-002</text:p>
          </table:table-cell>
          <table:table-cell table:formula="of:=2*[.C35]" office:value-type="float" office:value="0.0363636363636364">
            <text:p>3,64E-002</text:p>
          </table:table-cell>
          <table:table-cell table:number-columns-repeated="1019"/>
        </table:table-row>
        <table:table-row table:style-name="ro1">
          <table:table-cell table:formula="of:=[.A35]+100" office:value-type="float" office:value="3400">
            <text:p>3400</text:p>
          </table:table-cell>
          <table:table-cell table:formula="of:=[.A36]/60" office:value-type="float" office:value="56.6666666666667">
            <text:p>56,67</text:p>
          </table:table-cell>
          <table:table-cell table:formula="of:=1/[.B36]" office:value-type="float" office:value="0.0176470588235294">
            <text:p>1,76E-002</text:p>
          </table:table-cell>
          <table:table-cell table:formula="of:=[.C36]" office:value-type="float" office:value="0.0176470588235294">
            <text:p>1,76E-002</text:p>
          </table:table-cell>
          <table:table-cell table:formula="of:=2*[.C36]" office:value-type="float" office:value="0.0352941176470588">
            <text:p>3,53E-002</text:p>
          </table:table-cell>
          <table:table-cell table:number-columns-repeated="1019"/>
        </table:table-row>
        <table:table-row table:style-name="ro1">
          <table:table-cell table:formula="of:=[.A36]+100" office:value-type="float" office:value="3500">
            <text:p>3500</text:p>
          </table:table-cell>
          <table:table-cell table:formula="of:=[.A37]/60" office:value-type="float" office:value="58.3333333333333">
            <text:p>58,33</text:p>
          </table:table-cell>
          <table:table-cell table:formula="of:=1/[.B37]" office:value-type="float" office:value="0.0171428571428571">
            <text:p>1,71E-002</text:p>
          </table:table-cell>
          <table:table-cell table:formula="of:=[.C37]" office:value-type="float" office:value="0.0171428571428571">
            <text:p>1,71E-002</text:p>
          </table:table-cell>
          <table:table-cell table:formula="of:=2*[.C37]" office:value-type="float" office:value="0.0342857142857143">
            <text:p>3,43E-002</text:p>
          </table:table-cell>
          <table:table-cell table:number-columns-repeated="1019"/>
        </table:table-row>
        <table:table-row table:style-name="ro1">
          <table:table-cell table:formula="of:=[.A37]+100" office:value-type="float" office:value="3600">
            <text:p>3600</text:p>
          </table:table-cell>
          <table:table-cell table:formula="of:=[.A38]/60" office:value-type="float" office:value="60">
            <text:p>60</text:p>
          </table:table-cell>
          <table:table-cell table:formula="of:=1/[.B38]" office:value-type="float" office:value="0.0166666666666667">
            <text:p>1,67E-002</text:p>
          </table:table-cell>
          <table:table-cell table:formula="of:=[.C38]" office:value-type="float" office:value="0.0166666666666667">
            <text:p>1,67E-002</text:p>
          </table:table-cell>
          <table:table-cell table:formula="of:=2*[.C38]" office:value-type="float" office:value="0.0333333333333333">
            <text:p>3,33E-002</text:p>
          </table:table-cell>
          <table:table-cell table:number-columns-repeated="1019"/>
        </table:table-row>
        <table:table-row table:style-name="ro1">
          <table:table-cell table:formula="of:=[.A38]+100" office:value-type="float" office:value="3700">
            <text:p>3700</text:p>
          </table:table-cell>
          <table:table-cell table:formula="of:=[.A39]/60" office:value-type="float" office:value="61.6666666666667">
            <text:p>61,67</text:p>
          </table:table-cell>
          <table:table-cell table:formula="of:=1/[.B39]" office:value-type="float" office:value="0.0162162162162162">
            <text:p>1,62E-002</text:p>
          </table:table-cell>
          <table:table-cell table:formula="of:=[.C39]" office:value-type="float" office:value="0.0162162162162162">
            <text:p>1,62E-002</text:p>
          </table:table-cell>
          <table:table-cell table:formula="of:=2*[.C39]" office:value-type="float" office:value="0.0324324324324324">
            <text:p>3,24E-002</text:p>
          </table:table-cell>
          <table:table-cell table:number-columns-repeated="1019"/>
        </table:table-row>
        <table:table-row table:style-name="ro1">
          <table:table-cell table:formula="of:=[.A39]+100" office:value-type="float" office:value="3800">
            <text:p>3800</text:p>
          </table:table-cell>
          <table:table-cell table:formula="of:=[.A40]/60" office:value-type="float" office:value="63.3333333333333">
            <text:p>63,33</text:p>
          </table:table-cell>
          <table:table-cell table:formula="of:=1/[.B40]" office:value-type="float" office:value="0.0157894736842105">
            <text:p>1,58E-002</text:p>
          </table:table-cell>
          <table:table-cell table:formula="of:=[.C40]" office:value-type="float" office:value="0.0157894736842105">
            <text:p>1,58E-002</text:p>
          </table:table-cell>
          <table:table-cell table:formula="of:=2*[.C40]" office:value-type="float" office:value="0.0315789473684211">
            <text:p>3,16E-002</text:p>
          </table:table-cell>
          <table:table-cell table:number-columns-repeated="1019"/>
        </table:table-row>
        <table:table-row table:style-name="ro1">
          <table:table-cell table:formula="of:=[.A40]+100" office:value-type="float" office:value="3900">
            <text:p>3900</text:p>
          </table:table-cell>
          <table:table-cell table:formula="of:=[.A41]/60" office:value-type="float" office:value="65">
            <text:p>65</text:p>
          </table:table-cell>
          <table:table-cell table:formula="of:=1/[.B41]" office:value-type="float" office:value="0.0153846153846154">
            <text:p>1,54E-002</text:p>
          </table:table-cell>
          <table:table-cell table:formula="of:=[.C41]" office:value-type="float" office:value="0.0153846153846154">
            <text:p>1,54E-002</text:p>
          </table:table-cell>
          <table:table-cell table:formula="of:=2*[.C41]" office:value-type="float" office:value="0.0307692307692308">
            <text:p>3,08E-002</text:p>
          </table:table-cell>
          <table:table-cell table:number-columns-repeated="1019"/>
        </table:table-row>
        <table:table-row table:style-name="ro1">
          <table:table-cell table:formula="of:=[.A41]+100" office:value-type="float" office:value="4000">
            <text:p>4000</text:p>
          </table:table-cell>
          <table:table-cell table:formula="of:=[.A42]/60" office:value-type="float" office:value="66.6666666666667">
            <text:p>66,67</text:p>
          </table:table-cell>
          <table:table-cell table:formula="of:=1/[.B42]" office:value-type="float" office:value="0.015">
            <text:p>1,50E-002</text:p>
          </table:table-cell>
          <table:table-cell table:formula="of:=[.C42]" office:value-type="float" office:value="0.015">
            <text:p>1,50E-002</text:p>
          </table:table-cell>
          <table:table-cell table:formula="of:=2*[.C42]" office:value-type="float" office:value="0.03">
            <text:p>3,00E-002</text:p>
          </table:table-cell>
          <table:table-cell table:number-columns-repeated="1019"/>
        </table:table-row>
        <table:table-row table:style-name="ro1">
          <table:table-cell table:formula="of:=[.A42]+100" office:value-type="float" office:value="4100">
            <text:p>4100</text:p>
          </table:table-cell>
          <table:table-cell table:formula="of:=[.A43]/60" office:value-type="float" office:value="68.3333333333333">
            <text:p>68,33</text:p>
          </table:table-cell>
          <table:table-cell table:formula="of:=1/[.B43]" office:value-type="float" office:value="0.0146341463414634">
            <text:p>1,46E-002</text:p>
          </table:table-cell>
          <table:table-cell table:formula="of:=[.C43]" office:value-type="float" office:value="0.0146341463414634">
            <text:p>1,46E-002</text:p>
          </table:table-cell>
          <table:table-cell table:formula="of:=2*[.C43]" office:value-type="float" office:value="0.0292682926829268">
            <text:p>2,93E-002</text:p>
          </table:table-cell>
          <table:table-cell table:number-columns-repeated="1019"/>
        </table:table-row>
        <table:table-row table:style-name="ro1">
          <table:table-cell table:formula="of:=[.A43]+100" office:value-type="float" office:value="4200">
            <text:p>4200</text:p>
          </table:table-cell>
          <table:table-cell table:formula="of:=[.A44]/60" office:value-type="float" office:value="70">
            <text:p>70</text:p>
          </table:table-cell>
          <table:table-cell table:formula="of:=1/[.B44]" office:value-type="float" office:value="0.0142857142857143">
            <text:p>1,43E-002</text:p>
          </table:table-cell>
          <table:table-cell table:formula="of:=[.C44]" office:value-type="float" office:value="0.0142857142857143">
            <text:p>1,43E-002</text:p>
          </table:table-cell>
          <table:table-cell table:formula="of:=2*[.C44]" office:value-type="float" office:value="0.0285714285714286">
            <text:p>2,86E-002</text:p>
          </table:table-cell>
          <table:table-cell table:number-columns-repeated="1019"/>
        </table:table-row>
        <table:table-row table:style-name="ro1">
          <table:table-cell table:formula="of:=[.A44]+100" office:value-type="float" office:value="4300">
            <text:p>4300</text:p>
          </table:table-cell>
          <table:table-cell table:formula="of:=[.A45]/60" office:value-type="float" office:value="71.6666666666667">
            <text:p>71,67</text:p>
          </table:table-cell>
          <table:table-cell table:formula="of:=1/[.B45]" office:value-type="float" office:value="0.013953488372093">
            <text:p>1,40E-002</text:p>
          </table:table-cell>
          <table:table-cell table:formula="of:=[.C45]" office:value-type="float" office:value="0.013953488372093">
            <text:p>1,40E-002</text:p>
          </table:table-cell>
          <table:table-cell table:formula="of:=2*[.C45]" office:value-type="float" office:value="0.027906976744186">
            <text:p>2,79E-002</text:p>
          </table:table-cell>
          <table:table-cell table:number-columns-repeated="1019"/>
        </table:table-row>
        <table:table-row table:style-name="ro1">
          <table:table-cell table:formula="of:=[.A45]+100" office:value-type="float" office:value="4400">
            <text:p>4400</text:p>
          </table:table-cell>
          <table:table-cell table:formula="of:=[.A46]/60" office:value-type="float" office:value="73.3333333333333">
            <text:p>73,33</text:p>
          </table:table-cell>
          <table:table-cell table:formula="of:=1/[.B46]" office:value-type="float" office:value="0.0136363636363636">
            <text:p>1,36E-002</text:p>
          </table:table-cell>
          <table:table-cell table:formula="of:=[.C46]" office:value-type="float" office:value="0.0136363636363636">
            <text:p>1,36E-002</text:p>
          </table:table-cell>
          <table:table-cell table:formula="of:=2*[.C46]" office:value-type="float" office:value="0.0272727272727273">
            <text:p>2,73E-002</text:p>
          </table:table-cell>
          <table:table-cell table:number-columns-repeated="1019"/>
        </table:table-row>
        <table:table-row table:style-name="ro1">
          <table:table-cell table:formula="of:=[.A46]+100" office:value-type="float" office:value="4500">
            <text:p>4500</text:p>
          </table:table-cell>
          <table:table-cell table:formula="of:=[.A47]/60" office:value-type="float" office:value="75">
            <text:p>75</text:p>
          </table:table-cell>
          <table:table-cell table:formula="of:=1/[.B47]" office:value-type="float" office:value="0.0133333333333333">
            <text:p>1,33E-002</text:p>
          </table:table-cell>
          <table:table-cell table:formula="of:=[.C47]" office:value-type="float" office:value="0.0133333333333333">
            <text:p>1,33E-002</text:p>
          </table:table-cell>
          <table:table-cell table:formula="of:=2*[.C47]" office:value-type="float" office:value="0.0266666666666667">
            <text:p>2,67E-002</text:p>
          </table:table-cell>
          <table:table-cell table:number-columns-repeated="1019"/>
        </table:table-row>
        <table:table-row table:style-name="ro1">
          <table:table-cell table:formula="of:=[.A47]+100" office:value-type="float" office:value="4600">
            <text:p>4600</text:p>
          </table:table-cell>
          <table:table-cell table:formula="of:=[.A48]/60" office:value-type="float" office:value="76.6666666666667">
            <text:p>76,67</text:p>
          </table:table-cell>
          <table:table-cell table:formula="of:=1/[.B48]" office:value-type="float" office:value="0.0130434782608696">
            <text:p>1,30E-002</text:p>
          </table:table-cell>
          <table:table-cell table:formula="of:=[.C48]" office:value-type="float" office:value="0.0130434782608696">
            <text:p>1,30E-002</text:p>
          </table:table-cell>
          <table:table-cell table:formula="of:=2*[.C48]" office:value-type="float" office:value="0.0260869565217391">
            <text:p>2,61E-002</text:p>
          </table:table-cell>
          <table:table-cell table:number-columns-repeated="1019"/>
        </table:table-row>
        <table:table-row table:style-name="ro1">
          <table:table-cell table:formula="of:=[.A48]+100" office:value-type="float" office:value="4700">
            <text:p>4700</text:p>
          </table:table-cell>
          <table:table-cell table:formula="of:=[.A49]/60" office:value-type="float" office:value="78.3333333333333">
            <text:p>78,33</text:p>
          </table:table-cell>
          <table:table-cell table:formula="of:=1/[.B49]" office:value-type="float" office:value="0.0127659574468085">
            <text:p>1,28E-002</text:p>
          </table:table-cell>
          <table:table-cell table:formula="of:=[.C49]" office:value-type="float" office:value="0.0127659574468085">
            <text:p>1,28E-002</text:p>
          </table:table-cell>
          <table:table-cell table:formula="of:=2*[.C49]" office:value-type="float" office:value="0.025531914893617">
            <text:p>2,55E-002</text:p>
          </table:table-cell>
          <table:table-cell table:number-columns-repeated="1019"/>
        </table:table-row>
        <table:table-row table:style-name="ro1">
          <table:table-cell table:formula="of:=[.A49]+100" office:value-type="float" office:value="4800">
            <text:p>4800</text:p>
          </table:table-cell>
          <table:table-cell table:formula="of:=[.A50]/60" office:value-type="float" office:value="80">
            <text:p>80</text:p>
          </table:table-cell>
          <table:table-cell table:formula="of:=1/[.B50]" office:value-type="float" office:value="0.0125">
            <text:p>1,25E-002</text:p>
          </table:table-cell>
          <table:table-cell table:formula="of:=[.C50]" office:value-type="float" office:value="0.0125">
            <text:p>1,25E-002</text:p>
          </table:table-cell>
          <table:table-cell table:formula="of:=2*[.C50]" office:value-type="float" office:value="0.025">
            <text:p>2,50E-002</text:p>
          </table:table-cell>
          <table:table-cell table:number-columns-repeated="1019"/>
        </table:table-row>
        <table:table-row table:style-name="ro1">
          <table:table-cell table:formula="of:=[.A50]+100" office:value-type="float" office:value="4900">
            <text:p>4900</text:p>
          </table:table-cell>
          <table:table-cell table:formula="of:=[.A51]/60" office:value-type="float" office:value="81.6666666666667">
            <text:p>81,67</text:p>
          </table:table-cell>
          <table:table-cell table:formula="of:=1/[.B51]" office:value-type="float" office:value="0.0122448979591837">
            <text:p>1,22E-002</text:p>
          </table:table-cell>
          <table:table-cell table:formula="of:=[.C51]" office:value-type="float" office:value="0.0122448979591837">
            <text:p>1,22E-002</text:p>
          </table:table-cell>
          <table:table-cell table:formula="of:=2*[.C51]" office:value-type="float" office:value="0.0244897959183673">
            <text:p>2,45E-002</text:p>
          </table:table-cell>
          <table:table-cell table:number-columns-repeated="1019"/>
        </table:table-row>
        <table:table-row table:style-name="ro1">
          <table:table-cell table:formula="of:=[.A51]+100" office:value-type="float" office:value="5000">
            <text:p>5000</text:p>
          </table:table-cell>
          <table:table-cell table:formula="of:=[.A52]/60" office:value-type="float" office:value="83.3333333333333">
            <text:p>83,33</text:p>
          </table:table-cell>
          <table:table-cell table:formula="of:=1/[.B52]" office:value-type="float" office:value="0.012">
            <text:p>1,20E-002</text:p>
          </table:table-cell>
          <table:table-cell table:formula="of:=[.C52]" office:value-type="float" office:value="0.012">
            <text:p>1,20E-002</text:p>
          </table:table-cell>
          <table:table-cell table:formula="of:=2*[.C52]" office:value-type="float" office:value="0.024">
            <text:p>2,40E-002</text:p>
          </table:table-cell>
          <table:table-cell table:number-columns-repeated="1019"/>
        </table:table-row>
        <table:table-row table:style-name="ro1">
          <table:table-cell table:formula="of:=[.A52]+100" office:value-type="float" office:value="5100">
            <text:p>5100</text:p>
          </table:table-cell>
          <table:table-cell table:formula="of:=[.A53]/60" office:value-type="float" office:value="85">
            <text:p>85</text:p>
          </table:table-cell>
          <table:table-cell table:formula="of:=1/[.B53]" office:value-type="float" office:value="0.0117647058823529">
            <text:p>1,18E-002</text:p>
          </table:table-cell>
          <table:table-cell table:formula="of:=[.C53]" office:value-type="float" office:value="0.0117647058823529">
            <text:p>1,18E-002</text:p>
          </table:table-cell>
          <table:table-cell table:formula="of:=2*[.C53]" office:value-type="float" office:value="0.0235294117647059">
            <text:p>2,35E-002</text:p>
          </table:table-cell>
          <table:table-cell table:number-columns-repeated="1019"/>
        </table:table-row>
        <table:table-row table:style-name="ro1">
          <table:table-cell table:formula="of:=[.A53]+100" office:value-type="float" office:value="5200">
            <text:p>5200</text:p>
          </table:table-cell>
          <table:table-cell table:formula="of:=[.A54]/60" office:value-type="float" office:value="86.6666666666667">
            <text:p>86,67</text:p>
          </table:table-cell>
          <table:table-cell table:formula="of:=1/[.B54]" office:value-type="float" office:value="0.0115384615384615">
            <text:p>1,15E-002</text:p>
          </table:table-cell>
          <table:table-cell table:formula="of:=[.C54]" office:value-type="float" office:value="0.0115384615384615">
            <text:p>1,15E-002</text:p>
          </table:table-cell>
          <table:table-cell table:formula="of:=2*[.C54]" office:value-type="float" office:value="0.0230769230769231">
            <text:p>2,31E-002</text:p>
          </table:table-cell>
          <table:table-cell table:number-columns-repeated="1019"/>
        </table:table-row>
        <table:table-row table:style-name="ro1">
          <table:table-cell table:formula="of:=[.A54]+100" office:value-type="float" office:value="5300">
            <text:p>5300</text:p>
          </table:table-cell>
          <table:table-cell table:formula="of:=[.A55]/60" office:value-type="float" office:value="88.3333333333333">
            <text:p>88,33</text:p>
          </table:table-cell>
          <table:table-cell table:formula="of:=1/[.B55]" office:value-type="float" office:value="0.0113207547169811">
            <text:p>1,13E-002</text:p>
          </table:table-cell>
          <table:table-cell table:formula="of:=[.C55]" office:value-type="float" office:value="0.0113207547169811">
            <text:p>1,13E-002</text:p>
          </table:table-cell>
          <table:table-cell table:formula="of:=2*[.C55]" office:value-type="float" office:value="0.0226415094339623">
            <text:p>2,26E-002</text:p>
          </table:table-cell>
          <table:table-cell table:number-columns-repeated="1019"/>
        </table:table-row>
        <table:table-row table:style-name="ro1">
          <table:table-cell table:formula="of:=[.A55]+100" office:value-type="float" office:value="5400">
            <text:p>5400</text:p>
          </table:table-cell>
          <table:table-cell table:formula="of:=[.A56]/60" office:value-type="float" office:value="90">
            <text:p>90</text:p>
          </table:table-cell>
          <table:table-cell table:formula="of:=1/[.B56]" office:value-type="float" office:value="0.0111111111111111">
            <text:p>1,11E-002</text:p>
          </table:table-cell>
          <table:table-cell table:formula="of:=[.C56]" office:value-type="float" office:value="0.0111111111111111">
            <text:p>1,11E-002</text:p>
          </table:table-cell>
          <table:table-cell table:formula="of:=2*[.C56]" office:value-type="float" office:value="0.0222222222222222">
            <text:p>2,22E-002</text:p>
          </table:table-cell>
          <table:table-cell table:number-columns-repeated="1019"/>
        </table:table-row>
        <table:table-row table:style-name="ro1">
          <table:table-cell table:formula="of:=[.A56]+100" office:value-type="float" office:value="5500">
            <text:p>5500</text:p>
          </table:table-cell>
          <table:table-cell table:formula="of:=[.A57]/60" office:value-type="float" office:value="91.6666666666667">
            <text:p>91,67</text:p>
          </table:table-cell>
          <table:table-cell table:formula="of:=1/[.B57]" office:value-type="float" office:value="0.0109090909090909">
            <text:p>1,09E-002</text:p>
          </table:table-cell>
          <table:table-cell table:formula="of:=[.C57]" office:value-type="float" office:value="0.0109090909090909">
            <text:p>1,09E-002</text:p>
          </table:table-cell>
          <table:table-cell table:formula="of:=2*[.C57]" office:value-type="float" office:value="0.0218181818181818">
            <text:p>2,18E-002</text:p>
          </table:table-cell>
          <table:table-cell table:number-columns-repeated="1019"/>
        </table:table-row>
        <table:table-row table:style-name="ro1">
          <table:table-cell table:formula="of:=[.A57]+100" office:value-type="float" office:value="5600">
            <text:p>5600</text:p>
          </table:table-cell>
          <table:table-cell table:formula="of:=[.A58]/60" office:value-type="float" office:value="93.3333333333333">
            <text:p>93,33</text:p>
          </table:table-cell>
          <table:table-cell table:formula="of:=1/[.B58]" office:value-type="float" office:value="0.0107142857142857">
            <text:p>1,07E-002</text:p>
          </table:table-cell>
          <table:table-cell table:formula="of:=[.C58]" office:value-type="float" office:value="0.0107142857142857">
            <text:p>1,07E-002</text:p>
          </table:table-cell>
          <table:table-cell table:formula="of:=2*[.C58]" office:value-type="float" office:value="0.0214285714285714">
            <text:p>2,14E-002</text:p>
          </table:table-cell>
          <table:table-cell table:number-columns-repeated="1019"/>
        </table:table-row>
        <table:table-row table:style-name="ro1">
          <table:table-cell table:formula="of:=[.A58]+100" office:value-type="float" office:value="5700">
            <text:p>5700</text:p>
          </table:table-cell>
          <table:table-cell table:formula="of:=[.A59]/60" office:value-type="float" office:value="95">
            <text:p>95</text:p>
          </table:table-cell>
          <table:table-cell table:formula="of:=1/[.B59]" office:value-type="float" office:value="0.0105263157894737">
            <text:p>1,05E-002</text:p>
          </table:table-cell>
          <table:table-cell table:formula="of:=[.C59]" office:value-type="float" office:value="0.0105263157894737">
            <text:p>1,05E-002</text:p>
          </table:table-cell>
          <table:table-cell table:formula="of:=2*[.C59]" office:value-type="float" office:value="0.0210526315789474">
            <text:p>2,11E-002</text:p>
          </table:table-cell>
          <table:table-cell table:number-columns-repeated="1019"/>
        </table:table-row>
        <table:table-row table:style-name="ro1">
          <table:table-cell table:formula="of:=[.A59]+100" office:value-type="float" office:value="5800">
            <text:p>5800</text:p>
          </table:table-cell>
          <table:table-cell table:formula="of:=[.A60]/60" office:value-type="float" office:value="96.6666666666667">
            <text:p>96,67</text:p>
          </table:table-cell>
          <table:table-cell table:formula="of:=1/[.B60]" office:value-type="float" office:value="0.0103448275862069">
            <text:p>1,03E-002</text:p>
          </table:table-cell>
          <table:table-cell table:formula="of:=[.C60]" office:value-type="float" office:value="0.0103448275862069">
            <text:p>1,03E-002</text:p>
          </table:table-cell>
          <table:table-cell table:formula="of:=2*[.C60]" office:value-type="float" office:value="0.0206896551724138">
            <text:p>2,07E-002</text:p>
          </table:table-cell>
          <table:table-cell table:number-columns-repeated="1019"/>
        </table:table-row>
        <table:table-row table:style-name="ro1">
          <table:table-cell table:formula="of:=[.A60]+100" office:value-type="float" office:value="5900">
            <text:p>5900</text:p>
          </table:table-cell>
          <table:table-cell table:formula="of:=[.A61]/60" office:value-type="float" office:value="98.3333333333333">
            <text:p>98,33</text:p>
          </table:table-cell>
          <table:table-cell table:formula="of:=1/[.B61]" office:value-type="float" office:value="0.0101694915254237">
            <text:p>1,02E-002</text:p>
          </table:table-cell>
          <table:table-cell table:formula="of:=[.C61]" office:value-type="float" office:value="0.0101694915254237">
            <text:p>1,02E-002</text:p>
          </table:table-cell>
          <table:table-cell table:formula="of:=2*[.C61]" office:value-type="float" office:value="0.0203389830508475">
            <text:p>2,03E-002</text:p>
          </table:table-cell>
          <table:table-cell table:number-columns-repeated="1019"/>
        </table:table-row>
        <table:table-row table:style-name="ro1">
          <table:table-cell table:formula="of:=[.A61]+100" office:value-type="float" office:value="6000">
            <text:p>6000</text:p>
          </table:table-cell>
          <table:table-cell table:formula="of:=[.A62]/60" office:value-type="float" office:value="100">
            <text:p>100</text:p>
          </table:table-cell>
          <table:table-cell table:formula="of:=1/[.B62]" office:value-type="float" office:value="0.01">
            <text:p>1,00E-002</text:p>
          </table:table-cell>
          <table:table-cell table:formula="of:=[.C62]" office:value-type="float" office:value="0.01">
            <text:p>1,00E-002</text:p>
          </table:table-cell>
          <table:table-cell table:formula="of:=2*[.C62]" office:value-type="float" office:value="0.02">
            <text:p>2,00E-002</text:p>
          </table:table-cell>
          <table:table-cell table:number-columns-repeated="1019"/>
        </table:table-row>
        <table:table-row table:style-name="ro1">
          <table:table-cell table:formula="of:=[.A62]+100" office:value-type="float" office:value="6100">
            <text:p>6100</text:p>
          </table:table-cell>
          <table:table-cell table:formula="of:=[.A63]/60" office:value-type="float" office:value="101.666666666667">
            <text:p>101,67</text:p>
          </table:table-cell>
          <table:table-cell table:formula="of:=1/[.B63]" office:value-type="float" office:value="0.00983606557377049">
            <text:p>9,84E-003</text:p>
          </table:table-cell>
          <table:table-cell table:formula="of:=[.C63]" office:value-type="float" office:value="0.00983606557377049">
            <text:p>9,84E-003</text:p>
          </table:table-cell>
          <table:table-cell table:formula="of:=2*[.C63]" office:value-type="float" office:value="0.019672131147541">
            <text:p>1,97E-002</text:p>
          </table:table-cell>
          <table:table-cell table:number-columns-repeated="1019"/>
        </table:table-row>
        <table:table-row table:style-name="ro1">
          <table:table-cell table:formula="of:=[.A63]+100" office:value-type="float" office:value="6200">
            <text:p>6200</text:p>
          </table:table-cell>
          <table:table-cell table:formula="of:=[.A64]/60" office:value-type="float" office:value="103.333333333333">
            <text:p>103,33</text:p>
          </table:table-cell>
          <table:table-cell table:formula="of:=1/[.B64]" office:value-type="float" office:value="0.00967741935483871">
            <text:p>9,68E-003</text:p>
          </table:table-cell>
          <table:table-cell table:formula="of:=[.C64]" office:value-type="float" office:value="0.00967741935483871">
            <text:p>9,68E-003</text:p>
          </table:table-cell>
          <table:table-cell table:formula="of:=2*[.C64]" office:value-type="float" office:value="0.0193548387096774">
            <text:p>1,94E-002</text:p>
          </table:table-cell>
          <table:table-cell table:number-columns-repeated="1019"/>
        </table:table-row>
        <table:table-row table:style-name="ro1">
          <table:table-cell table:formula="of:=[.A64]+100" office:value-type="float" office:value="6300">
            <text:p>6300</text:p>
          </table:table-cell>
          <table:table-cell table:formula="of:=[.A65]/60" office:value-type="float" office:value="105">
            <text:p>105</text:p>
          </table:table-cell>
          <table:table-cell table:formula="of:=1/[.B65]" office:value-type="float" office:value="0.00952380952380952">
            <text:p>9,52E-003</text:p>
          </table:table-cell>
          <table:table-cell table:formula="of:=[.C65]" office:value-type="float" office:value="0.00952380952380952">
            <text:p>9,52E-003</text:p>
          </table:table-cell>
          <table:table-cell table:formula="of:=2*[.C65]" office:value-type="float" office:value="0.0190476190476191">
            <text:p>1,90E-002</text:p>
          </table:table-cell>
          <table:table-cell table:number-columns-repeated="1019"/>
        </table:table-row>
        <table:table-row table:style-name="ro1">
          <table:table-cell table:formula="of:=[.A65]+100" office:value-type="float" office:value="6400">
            <text:p>6400</text:p>
          </table:table-cell>
          <table:table-cell table:formula="of:=[.A66]/60" office:value-type="float" office:value="106.666666666667">
            <text:p>106,67</text:p>
          </table:table-cell>
          <table:table-cell table:formula="of:=1/[.B66]" office:value-type="float" office:value="0.009375">
            <text:p>9,38E-003</text:p>
          </table:table-cell>
          <table:table-cell table:formula="of:=[.C66]" office:value-type="float" office:value="0.009375">
            <text:p>9,38E-003</text:p>
          </table:table-cell>
          <table:table-cell table:formula="of:=2*[.C66]" office:value-type="float" office:value="0.01875">
            <text:p>1,88E-002</text:p>
          </table:table-cell>
          <table:table-cell table:number-columns-repeated="1019"/>
        </table:table-row>
        <table:table-row table:style-name="ro1">
          <table:table-cell table:formula="of:=[.A66]+100" office:value-type="float" office:value="6500">
            <text:p>6500</text:p>
          </table:table-cell>
          <table:table-cell table:formula="of:=[.A67]/60" office:value-type="float" office:value="108.333333333333">
            <text:p>108,33</text:p>
          </table:table-cell>
          <table:table-cell table:formula="of:=1/[.B67]" office:value-type="float" office:value="0.00923076923076923">
            <text:p>9,23E-003</text:p>
          </table:table-cell>
          <table:table-cell table:formula="of:=[.C67]" office:value-type="float" office:value="0.00923076923076923">
            <text:p>9,23E-003</text:p>
          </table:table-cell>
          <table:table-cell table:formula="of:=2*[.C67]" office:value-type="float" office:value="0.0184615384615385">
            <text:p>1,85E-002</text:p>
          </table:table-cell>
          <table:table-cell table:number-columns-repeated="1019"/>
        </table:table-row>
        <table:table-row table:style-name="ro1">
          <table:table-cell table:formula="of:=[.A67]+100" office:value-type="float" office:value="6600">
            <text:p>6600</text:p>
          </table:table-cell>
          <table:table-cell table:formula="of:=[.A68]/60" office:value-type="float" office:value="110">
            <text:p>110</text:p>
          </table:table-cell>
          <table:table-cell table:formula="of:=1/[.B68]" office:value-type="float" office:value="0.00909090909090909">
            <text:p>9,09E-003</text:p>
          </table:table-cell>
          <table:table-cell table:formula="of:=[.C68]" office:value-type="float" office:value="0.00909090909090909">
            <text:p>9,09E-003</text:p>
          </table:table-cell>
          <table:table-cell table:formula="of:=2*[.C68]" office:value-type="float" office:value="0.0181818181818182">
            <text:p>1,82E-002</text:p>
          </table:table-cell>
          <table:table-cell table:number-columns-repeated="1019"/>
        </table:table-row>
        <table:table-row table:style-name="ro1">
          <table:table-cell table:formula="of:=[.A68]+100" office:value-type="float" office:value="6700">
            <text:p>6700</text:p>
          </table:table-cell>
          <table:table-cell table:formula="of:=[.A69]/60" office:value-type="float" office:value="111.666666666667">
            <text:p>111,67</text:p>
          </table:table-cell>
          <table:table-cell table:formula="of:=1/[.B69]" office:value-type="float" office:value="0.00895522388059701">
            <text:p>8,96E-003</text:p>
          </table:table-cell>
          <table:table-cell table:formula="of:=[.C69]" office:value-type="float" office:value="0.00895522388059701">
            <text:p>8,96E-003</text:p>
          </table:table-cell>
          <table:table-cell table:formula="of:=2*[.C69]" office:value-type="float" office:value="0.017910447761194">
            <text:p>1,79E-002</text:p>
          </table:table-cell>
          <table:table-cell table:number-columns-repeated="1019"/>
        </table:table-row>
        <table:table-row table:style-name="ro1">
          <table:table-cell table:formula="of:=[.A69]+100" office:value-type="float" office:value="6800">
            <text:p>6800</text:p>
          </table:table-cell>
          <table:table-cell table:formula="of:=[.A70]/60" office:value-type="float" office:value="113.333333333333">
            <text:p>113,33</text:p>
          </table:table-cell>
          <table:table-cell table:formula="of:=1/[.B70]" office:value-type="float" office:value="0.00882352941176471">
            <text:p>8,82E-003</text:p>
          </table:table-cell>
          <table:table-cell table:formula="of:=[.C70]" office:value-type="float" office:value="0.00882352941176471">
            <text:p>8,82E-003</text:p>
          </table:table-cell>
          <table:table-cell table:formula="of:=2*[.C70]" office:value-type="float" office:value="0.0176470588235294">
            <text:p>1,76E-002</text:p>
          </table:table-cell>
          <table:table-cell table:number-columns-repeated="1019"/>
        </table:table-row>
        <table:table-row table:style-name="ro1">
          <table:table-cell table:formula="of:=[.A70]+100" office:value-type="float" office:value="6900">
            <text:p>6900</text:p>
          </table:table-cell>
          <table:table-cell table:formula="of:=[.A71]/60" office:value-type="float" office:value="115">
            <text:p>115</text:p>
          </table:table-cell>
          <table:table-cell table:formula="of:=1/[.B71]" office:value-type="float" office:value="0.00869565217391304">
            <text:p>8,70E-003</text:p>
          </table:table-cell>
          <table:table-cell table:formula="of:=[.C71]" office:value-type="float" office:value="0.00869565217391304">
            <text:p>8,70E-003</text:p>
          </table:table-cell>
          <table:table-cell table:formula="of:=2*[.C71]" office:value-type="float" office:value="0.0173913043478261">
            <text:p>1,74E-002</text:p>
          </table:table-cell>
          <table:table-cell table:number-columns-repeated="1019"/>
        </table:table-row>
        <table:table-row table:style-name="ro1">
          <table:table-cell table:formula="of:=[.A71]+100" office:value-type="float" office:value="7000">
            <text:p>7000</text:p>
          </table:table-cell>
          <table:table-cell table:formula="of:=[.A72]/60" office:value-type="float" office:value="116.666666666667">
            <text:p>116,67</text:p>
          </table:table-cell>
          <table:table-cell table:formula="of:=1/[.B72]" office:value-type="float" office:value="0.00857142857142857">
            <text:p>8,57E-003</text:p>
          </table:table-cell>
          <table:table-cell table:formula="of:=[.C72]" office:value-type="float" office:value="0.00857142857142857">
            <text:p>8,57E-003</text:p>
          </table:table-cell>
          <table:table-cell table:formula="of:=2*[.C72]" office:value-type="float" office:value="0.0171428571428571">
            <text:p>1,71E-002</text:p>
          </table:table-cell>
          <table:table-cell table:number-columns-repeated="1019"/>
        </table:table-row>
        <table:table-row table:style-name="ro1">
          <table:table-cell table:formula="of:=[.A72]+100" office:value-type="float" office:value="7100">
            <text:p>7100</text:p>
          </table:table-cell>
          <table:table-cell table:formula="of:=[.A73]/60" office:value-type="float" office:value="118.333333333333">
            <text:p>118,33</text:p>
          </table:table-cell>
          <table:table-cell table:formula="of:=1/[.B73]" office:value-type="float" office:value="0.00845070422535211">
            <text:p>8,45E-003</text:p>
          </table:table-cell>
          <table:table-cell table:formula="of:=[.C73]" office:value-type="float" office:value="0.00845070422535211">
            <text:p>8,45E-003</text:p>
          </table:table-cell>
          <table:table-cell table:formula="of:=2*[.C73]" office:value-type="float" office:value="0.0169014084507042">
            <text:p>1,69E-002</text:p>
          </table:table-cell>
          <table:table-cell table:number-columns-repeated="1019"/>
        </table:table-row>
        <table:table-row table:style-name="ro1">
          <table:table-cell table:formula="of:=[.A73]+100" office:value-type="float" office:value="7200">
            <text:p>7200</text:p>
          </table:table-cell>
          <table:table-cell table:formula="of:=[.A74]/60" office:value-type="float" office:value="120">
            <text:p>120</text:p>
          </table:table-cell>
          <table:table-cell table:formula="of:=1/[.B74]" office:value-type="float" office:value="0.00833333333333333">
            <text:p>8,33E-003</text:p>
          </table:table-cell>
          <table:table-cell table:formula="of:=[.C74]" office:value-type="float" office:value="0.00833333333333333">
            <text:p>8,33E-003</text:p>
          </table:table-cell>
          <table:table-cell table:formula="of:=2*[.C74]" office:value-type="float" office:value="0.0166666666666667">
            <text:p>1,67E-002</text:p>
          </table:table-cell>
          <table:table-cell table:number-columns-repeated="1019"/>
        </table:table-row>
        <table:table-row table:style-name="ro1">
          <table:table-cell table:formula="of:=[.A74]+100" office:value-type="float" office:value="7300">
            <text:p>7300</text:p>
          </table:table-cell>
          <table:table-cell table:formula="of:=[.A75]/60" office:value-type="float" office:value="121.666666666667">
            <text:p>121,67</text:p>
          </table:table-cell>
          <table:table-cell table:formula="of:=1/[.B75]" office:value-type="float" office:value="0.00821917808219178">
            <text:p>8,22E-003</text:p>
          </table:table-cell>
          <table:table-cell table:formula="of:=[.C75]" office:value-type="float" office:value="0.00821917808219178">
            <text:p>8,22E-003</text:p>
          </table:table-cell>
          <table:table-cell table:formula="of:=2*[.C75]" office:value-type="float" office:value="0.0164383561643836">
            <text:p>1,64E-002</text:p>
          </table:table-cell>
          <table:table-cell table:number-columns-repeated="1019"/>
        </table:table-row>
        <table:table-row table:style-name="ro1">
          <table:table-cell table:formula="of:=[.A75]+100" office:value-type="float" office:value="7400">
            <text:p>7400</text:p>
          </table:table-cell>
          <table:table-cell table:formula="of:=[.A76]/60" office:value-type="float" office:value="123.333333333333">
            <text:p>123,33</text:p>
          </table:table-cell>
          <table:table-cell table:formula="of:=1/[.B76]" office:value-type="float" office:value="0.00810810810810811">
            <text:p>8,11E-003</text:p>
          </table:table-cell>
          <table:table-cell table:formula="of:=[.C76]" office:value-type="float" office:value="0.00810810810810811">
            <text:p>8,11E-003</text:p>
          </table:table-cell>
          <table:table-cell table:formula="of:=2*[.C76]" office:value-type="float" office:value="0.0162162162162162">
            <text:p>1,62E-002</text:p>
          </table:table-cell>
          <table:table-cell table:number-columns-repeated="1019"/>
        </table:table-row>
        <table:table-row table:style-name="ro1">
          <table:table-cell table:formula="of:=[.A76]+100" office:value-type="float" office:value="7500">
            <text:p>7500</text:p>
          </table:table-cell>
          <table:table-cell table:formula="of:=[.A77]/60" office:value-type="float" office:value="125">
            <text:p>125</text:p>
          </table:table-cell>
          <table:table-cell table:formula="of:=1/[.B77]" office:value-type="float" office:value="0.008">
            <text:p>8,00E-003</text:p>
          </table:table-cell>
          <table:table-cell table:formula="of:=[.C77]" office:value-type="float" office:value="0.008">
            <text:p>8,00E-003</text:p>
          </table:table-cell>
          <table:table-cell table:formula="of:=2*[.C77]" office:value-type="float" office:value="0.016">
            <text:p>1,60E-002</text:p>
          </table:table-cell>
          <table:table-cell table:number-columns-repeated="1019"/>
        </table:table-row>
        <table:table-row table:style-name="ro1">
          <table:table-cell table:formula="of:=[.A77]+100" office:value-type="float" office:value="7600">
            <text:p>7600</text:p>
          </table:table-cell>
          <table:table-cell table:formula="of:=[.A78]/60" office:value-type="float" office:value="126.666666666667">
            <text:p>126,67</text:p>
          </table:table-cell>
          <table:table-cell table:formula="of:=1/[.B78]" office:value-type="float" office:value="0.00789473684210526">
            <text:p>7,89E-003</text:p>
          </table:table-cell>
          <table:table-cell table:formula="of:=[.C78]" office:value-type="float" office:value="0.00789473684210526">
            <text:p>7,89E-003</text:p>
          </table:table-cell>
          <table:table-cell table:formula="of:=2*[.C78]" office:value-type="float" office:value="0.0157894736842105">
            <text:p>1,58E-002</text:p>
          </table:table-cell>
          <table:table-cell table:number-columns-repeated="1019"/>
        </table:table-row>
        <table:table-row table:style-name="ro1">
          <table:table-cell table:formula="of:=[.A78]+100" office:value-type="float" office:value="7700">
            <text:p>7700</text:p>
          </table:table-cell>
          <table:table-cell table:formula="of:=[.A79]/60" office:value-type="float" office:value="128.333333333333">
            <text:p>128,33</text:p>
          </table:table-cell>
          <table:table-cell table:formula="of:=1/[.B79]" office:value-type="float" office:value="0.00779220779220779">
            <text:p>7,79E-003</text:p>
          </table:table-cell>
          <table:table-cell table:formula="of:=[.C79]" office:value-type="float" office:value="0.00779220779220779">
            <text:p>7,79E-003</text:p>
          </table:table-cell>
          <table:table-cell table:formula="of:=2*[.C79]" office:value-type="float" office:value="0.0155844155844156">
            <text:p>1,56E-002</text:p>
          </table:table-cell>
          <table:table-cell table:number-columns-repeated="1019"/>
        </table:table-row>
        <table:table-row table:style-name="ro1">
          <table:table-cell table:formula="of:=[.A79]+100" office:value-type="float" office:value="7800">
            <text:p>7800</text:p>
          </table:table-cell>
          <table:table-cell table:formula="of:=[.A80]/60" office:value-type="float" office:value="130">
            <text:p>130</text:p>
          </table:table-cell>
          <table:table-cell table:formula="of:=1/[.B80]" office:value-type="float" office:value="0.00769230769230769">
            <text:p>7,69E-003</text:p>
          </table:table-cell>
          <table:table-cell table:formula="of:=[.C80]" office:value-type="float" office:value="0.00769230769230769">
            <text:p>7,69E-003</text:p>
          </table:table-cell>
          <table:table-cell table:formula="of:=2*[.C80]" office:value-type="float" office:value="0.0153846153846154">
            <text:p>1,54E-002</text:p>
          </table:table-cell>
          <table:table-cell table:number-columns-repeated="1019"/>
        </table:table-row>
        <table:table-row table:style-name="ro1">
          <table:table-cell table:formula="of:=[.A80]+100" office:value-type="float" office:value="7900">
            <text:p>7900</text:p>
          </table:table-cell>
          <table:table-cell table:formula="of:=[.A81]/60" office:value-type="float" office:value="131.666666666667">
            <text:p>131,67</text:p>
          </table:table-cell>
          <table:table-cell table:formula="of:=1/[.B81]" office:value-type="float" office:value="0.00759493670886076">
            <text:p>7,59E-003</text:p>
          </table:table-cell>
          <table:table-cell table:formula="of:=[.C81]" office:value-type="float" office:value="0.00759493670886076">
            <text:p>7,59E-003</text:p>
          </table:table-cell>
          <table:table-cell table:formula="of:=2*[.C81]" office:value-type="float" office:value="0.0151898734177215">
            <text:p>1,52E-002</text:p>
          </table:table-cell>
          <table:table-cell table:number-columns-repeated="1019"/>
        </table:table-row>
        <table:table-row table:style-name="ro1">
          <table:table-cell table:formula="of:=[.A81]+100" office:value-type="float" office:value="8000">
            <text:p>8000</text:p>
          </table:table-cell>
          <table:table-cell table:formula="of:=[.A82]/60" office:value-type="float" office:value="133.333333333333">
            <text:p>133,33</text:p>
          </table:table-cell>
          <table:table-cell table:formula="of:=1/[.B82]" office:value-type="float" office:value="0.0075">
            <text:p>7,50E-003</text:p>
          </table:table-cell>
          <table:table-cell table:formula="of:=[.C82]" office:value-type="float" office:value="0.0075">
            <text:p>7,50E-003</text:p>
          </table:table-cell>
          <table:table-cell table:formula="of:=2*[.C82]" office:value-type="float" office:value="0.015">
            <text:p>1,50E-002</text:p>
          </table:table-cell>
          <table:table-cell table:number-columns-repeated="1019"/>
        </table:table-row>
        <table:table-row table:style-name="ro1">
          <table:table-cell table:formula="of:=[.A82]+100" office:value-type="float" office:value="8100">
            <text:p>8100</text:p>
          </table:table-cell>
          <table:table-cell table:formula="of:=[.A83]/60" office:value-type="float" office:value="135">
            <text:p>135</text:p>
          </table:table-cell>
          <table:table-cell table:formula="of:=1/[.B83]" office:value-type="float" office:value="0.00740740740740741">
            <text:p>7,41E-003</text:p>
          </table:table-cell>
          <table:table-cell table:formula="of:=[.C83]" office:value-type="float" office:value="0.00740740740740741">
            <text:p>7,41E-003</text:p>
          </table:table-cell>
          <table:table-cell table:formula="of:=2*[.C83]" office:value-type="float" office:value="0.0148148148148148">
            <text:p>1,48E-002</text:p>
          </table:table-cell>
          <table:table-cell table:number-columns-repeated="1019"/>
        </table:table-row>
        <table:table-row table:style-name="ro1">
          <table:table-cell table:formula="of:=[.A83]+100" office:value-type="float" office:value="8200">
            <text:p>8200</text:p>
          </table:table-cell>
          <table:table-cell table:formula="of:=[.A84]/60" office:value-type="float" office:value="136.666666666667">
            <text:p>136,67</text:p>
          </table:table-cell>
          <table:table-cell table:formula="of:=1/[.B84]" office:value-type="float" office:value="0.00731707317073171">
            <text:p>7,32E-003</text:p>
          </table:table-cell>
          <table:table-cell table:formula="of:=[.C84]" office:value-type="float" office:value="0.00731707317073171">
            <text:p>7,32E-003</text:p>
          </table:table-cell>
          <table:table-cell table:formula="of:=2*[.C84]" office:value-type="float" office:value="0.0146341463414634">
            <text:p>1,46E-002</text:p>
          </table:table-cell>
          <table:table-cell table:number-columns-repeated="1019"/>
        </table:table-row>
        <table:table-row table:style-name="ro1">
          <table:table-cell table:formula="of:=[.A84]+100" office:value-type="float" office:value="8300">
            <text:p>8300</text:p>
          </table:table-cell>
          <table:table-cell table:formula="of:=[.A85]/60" office:value-type="float" office:value="138.333333333333">
            <text:p>138,33</text:p>
          </table:table-cell>
          <table:table-cell table:formula="of:=1/[.B85]" office:value-type="float" office:value="0.0072289156626506">
            <text:p>7,23E-003</text:p>
          </table:table-cell>
          <table:table-cell table:formula="of:=[.C85]" office:value-type="float" office:value="0.0072289156626506">
            <text:p>7,23E-003</text:p>
          </table:table-cell>
          <table:table-cell table:formula="of:=2*[.C85]" office:value-type="float" office:value="0.0144578313253012">
            <text:p>1,45E-002</text:p>
          </table:table-cell>
          <table:table-cell table:number-columns-repeated="1019"/>
        </table:table-row>
        <table:table-row table:style-name="ro1">
          <table:table-cell table:formula="of:=[.A85]+100" office:value-type="float" office:value="8400">
            <text:p>8400</text:p>
          </table:table-cell>
          <table:table-cell table:formula="of:=[.A86]/60" office:value-type="float" office:value="140">
            <text:p>140</text:p>
          </table:table-cell>
          <table:table-cell table:formula="of:=1/[.B86]" office:value-type="float" office:value="0.00714285714285714">
            <text:p>7,14E-003</text:p>
          </table:table-cell>
          <table:table-cell table:formula="of:=[.C86]" office:value-type="float" office:value="0.00714285714285714">
            <text:p>7,14E-003</text:p>
          </table:table-cell>
          <table:table-cell table:formula="of:=2*[.C86]" office:value-type="float" office:value="0.0142857142857143">
            <text:p>1,43E-002</text:p>
          </table:table-cell>
          <table:table-cell table:number-columns-repeated="1019"/>
        </table:table-row>
        <table:table-row table:style-name="ro1">
          <table:table-cell table:formula="of:=[.A86]+100" office:value-type="float" office:value="8500">
            <text:p>8500</text:p>
          </table:table-cell>
          <table:table-cell table:formula="of:=[.A87]/60" office:value-type="float" office:value="141.666666666667">
            <text:p>141,67</text:p>
          </table:table-cell>
          <table:table-cell table:formula="of:=1/[.B87]" office:value-type="float" office:value="0.00705882352941176">
            <text:p>7,06E-003</text:p>
          </table:table-cell>
          <table:table-cell table:formula="of:=[.C87]" office:value-type="float" office:value="0.00705882352941176">
            <text:p>7,06E-003</text:p>
          </table:table-cell>
          <table:table-cell table:formula="of:=2*[.C87]" office:value-type="float" office:value="0.0141176470588235">
            <text:p>1,41E-002</text:p>
          </table:table-cell>
          <table:table-cell table:number-columns-repeated="1019"/>
        </table:table-row>
        <table:table-row table:style-name="ro1">
          <table:table-cell table:formula="of:=[.A87]+100" office:value-type="float" office:value="8600">
            <text:p>8600</text:p>
          </table:table-cell>
          <table:table-cell table:formula="of:=[.A88]/60" office:value-type="float" office:value="143.333333333333">
            <text:p>143,33</text:p>
          </table:table-cell>
          <table:table-cell table:formula="of:=1/[.B88]" office:value-type="float" office:value="0.00697674418604651">
            <text:p>6,98E-003</text:p>
          </table:table-cell>
          <table:table-cell table:formula="of:=[.C88]" office:value-type="float" office:value="0.00697674418604651">
            <text:p>6,98E-003</text:p>
          </table:table-cell>
          <table:table-cell table:formula="of:=2*[.C88]" office:value-type="float" office:value="0.013953488372093">
            <text:p>1,40E-002</text:p>
          </table:table-cell>
          <table:table-cell table:number-columns-repeated="1019"/>
        </table:table-row>
        <table:table-row table:style-name="ro1">
          <table:table-cell table:formula="of:=[.A88]+100" office:value-type="float" office:value="8700">
            <text:p>8700</text:p>
          </table:table-cell>
          <table:table-cell table:formula="of:=[.A89]/60" office:value-type="float" office:value="145">
            <text:p>145</text:p>
          </table:table-cell>
          <table:table-cell table:formula="of:=1/[.B89]" office:value-type="float" office:value="0.00689655172413793">
            <text:p>6,90E-003</text:p>
          </table:table-cell>
          <table:table-cell table:formula="of:=[.C89]" office:value-type="float" office:value="0.00689655172413793">
            <text:p>6,90E-003</text:p>
          </table:table-cell>
          <table:table-cell table:formula="of:=2*[.C89]" office:value-type="float" office:value="0.0137931034482759">
            <text:p>1,38E-002</text:p>
          </table:table-cell>
          <table:table-cell table:number-columns-repeated="1019"/>
        </table:table-row>
        <table:table-row table:style-name="ro1">
          <table:table-cell table:formula="of:=[.A89]+100" office:value-type="float" office:value="8800">
            <text:p>8800</text:p>
          </table:table-cell>
          <table:table-cell table:formula="of:=[.A90]/60" office:value-type="float" office:value="146.666666666667">
            <text:p>146,67</text:p>
          </table:table-cell>
          <table:table-cell table:formula="of:=1/[.B90]" office:value-type="float" office:value="0.00681818181818182">
            <text:p>6,82E-003</text:p>
          </table:table-cell>
          <table:table-cell table:formula="of:=[.C90]" office:value-type="float" office:value="0.00681818181818182">
            <text:p>6,82E-003</text:p>
          </table:table-cell>
          <table:table-cell table:formula="of:=2*[.C90]" office:value-type="float" office:value="0.0136363636363636">
            <text:p>1,36E-002</text:p>
          </table:table-cell>
          <table:table-cell table:number-columns-repeated="1019"/>
        </table:table-row>
        <table:table-row table:style-name="ro1">
          <table:table-cell table:formula="of:=[.A90]+100" office:value-type="float" office:value="8900">
            <text:p>8900</text:p>
          </table:table-cell>
          <table:table-cell table:formula="of:=[.A91]/60" office:value-type="float" office:value="148.333333333333">
            <text:p>148,33</text:p>
          </table:table-cell>
          <table:table-cell table:formula="of:=1/[.B91]" office:value-type="float" office:value="0.00674157303370787">
            <text:p>6,74E-003</text:p>
          </table:table-cell>
          <table:table-cell table:formula="of:=[.C91]" office:value-type="float" office:value="0.00674157303370787">
            <text:p>6,74E-003</text:p>
          </table:table-cell>
          <table:table-cell table:formula="of:=2*[.C91]" office:value-type="float" office:value="0.0134831460674157">
            <text:p>1,35E-002</text:p>
          </table:table-cell>
          <table:table-cell table:number-columns-repeated="1019"/>
        </table:table-row>
        <table:table-row table:style-name="ro1">
          <table:table-cell table:formula="of:=[.A91]+100" office:value-type="float" office:value="9000">
            <text:p>9000</text:p>
          </table:table-cell>
          <table:table-cell table:formula="of:=[.A92]/60" office:value-type="float" office:value="150">
            <text:p>150</text:p>
          </table:table-cell>
          <table:table-cell table:formula="of:=1/[.B92]" office:value-type="float" office:value="0.00666666666666667">
            <text:p>6,67E-003</text:p>
          </table:table-cell>
          <table:table-cell table:formula="of:=[.C92]" office:value-type="float" office:value="0.00666666666666667">
            <text:p>6,67E-003</text:p>
          </table:table-cell>
          <table:table-cell table:formula="of:=2*[.C92]" office:value-type="float" office:value="0.0133333333333333">
            <text:p>1,33E-002</text:p>
          </table:table-cell>
          <table:table-cell table:number-columns-repeated="1019"/>
        </table:table-row>
        <table:table-row table:style-name="ro1">
          <table:table-cell table:formula="of:=[.A92]+100" office:value-type="float" office:value="9100">
            <text:p>9100</text:p>
          </table:table-cell>
          <table:table-cell table:formula="of:=[.A93]/60" office:value-type="float" office:value="151.666666666667">
            <text:p>151,67</text:p>
          </table:table-cell>
          <table:table-cell table:formula="of:=1/[.B93]" office:value-type="float" office:value="0.00659340659340659">
            <text:p>6,59E-003</text:p>
          </table:table-cell>
          <table:table-cell table:formula="of:=[.C93]" office:value-type="float" office:value="0.00659340659340659">
            <text:p>6,59E-003</text:p>
          </table:table-cell>
          <table:table-cell table:formula="of:=2*[.C93]" office:value-type="float" office:value="0.0131868131868132">
            <text:p>1,32E-002</text:p>
          </table:table-cell>
          <table:table-cell table:number-columns-repeated="1019"/>
        </table:table-row>
        <table:table-row table:style-name="ro1">
          <table:table-cell table:formula="of:=[.A93]+100" office:value-type="float" office:value="9200">
            <text:p>9200</text:p>
          </table:table-cell>
          <table:table-cell table:formula="of:=[.A94]/60" office:value-type="float" office:value="153.333333333333">
            <text:p>153,33</text:p>
          </table:table-cell>
          <table:table-cell table:formula="of:=1/[.B94]" office:value-type="float" office:value="0.00652173913043478">
            <text:p>6,52E-003</text:p>
          </table:table-cell>
          <table:table-cell table:formula="of:=[.C94]" office:value-type="float" office:value="0.00652173913043478">
            <text:p>6,52E-003</text:p>
          </table:table-cell>
          <table:table-cell table:formula="of:=2*[.C94]" office:value-type="float" office:value="0.0130434782608696">
            <text:p>1,30E-002</text:p>
          </table:table-cell>
          <table:table-cell table:number-columns-repeated="1019"/>
        </table:table-row>
        <table:table-row table:style-name="ro1">
          <table:table-cell table:formula="of:=[.A94]+100" office:value-type="float" office:value="9300">
            <text:p>9300</text:p>
          </table:table-cell>
          <table:table-cell table:formula="of:=[.A95]/60" office:value-type="float" office:value="155">
            <text:p>155</text:p>
          </table:table-cell>
          <table:table-cell table:formula="of:=1/[.B95]" office:value-type="float" office:value="0.00645161290322581">
            <text:p>6,45E-003</text:p>
          </table:table-cell>
          <table:table-cell table:formula="of:=[.C95]" office:value-type="float" office:value="0.00645161290322581">
            <text:p>6,45E-003</text:p>
          </table:table-cell>
          <table:table-cell table:formula="of:=2*[.C95]" office:value-type="float" office:value="0.0129032258064516">
            <text:p>1,29E-002</text:p>
          </table:table-cell>
          <table:table-cell table:number-columns-repeated="1019"/>
        </table:table-row>
        <table:table-row table:style-name="ro1">
          <table:table-cell table:formula="of:=[.A95]+100" office:value-type="float" office:value="9400">
            <text:p>9400</text:p>
          </table:table-cell>
          <table:table-cell table:formula="of:=[.A96]/60" office:value-type="float" office:value="156.666666666667">
            <text:p>156,67</text:p>
          </table:table-cell>
          <table:table-cell table:formula="of:=1/[.B96]" office:value-type="float" office:value="0.00638297872340426">
            <text:p>6,38E-003</text:p>
          </table:table-cell>
          <table:table-cell table:formula="of:=[.C96]" office:value-type="float" office:value="0.00638297872340426">
            <text:p>6,38E-003</text:p>
          </table:table-cell>
          <table:table-cell table:formula="of:=2*[.C96]" office:value-type="float" office:value="0.0127659574468085">
            <text:p>1,28E-002</text:p>
          </table:table-cell>
          <table:table-cell table:number-columns-repeated="1019"/>
        </table:table-row>
        <table:table-row table:style-name="ro1">
          <table:table-cell table:formula="of:=[.A96]+100" office:value-type="float" office:value="9500">
            <text:p>9500</text:p>
          </table:table-cell>
          <table:table-cell table:formula="of:=[.A97]/60" office:value-type="float" office:value="158.333333333333">
            <text:p>158,33</text:p>
          </table:table-cell>
          <table:table-cell table:formula="of:=1/[.B97]" office:value-type="float" office:value="0.00631578947368421">
            <text:p>6,32E-003</text:p>
          </table:table-cell>
          <table:table-cell table:formula="of:=[.C97]" office:value-type="float" office:value="0.00631578947368421">
            <text:p>6,32E-003</text:p>
          </table:table-cell>
          <table:table-cell table:formula="of:=2*[.C97]" office:value-type="float" office:value="0.0126315789473684">
            <text:p>1,26E-002</text:p>
          </table:table-cell>
          <table:table-cell table:number-columns-repeated="1019"/>
        </table:table-row>
        <table:table-row table:style-name="ro1">
          <table:table-cell table:formula="of:=[.A97]+100" office:value-type="float" office:value="9600">
            <text:p>9600</text:p>
          </table:table-cell>
          <table:table-cell table:formula="of:=[.A98]/60" office:value-type="float" office:value="160">
            <text:p>160</text:p>
          </table:table-cell>
          <table:table-cell table:formula="of:=1/[.B98]" office:value-type="float" office:value="0.00625">
            <text:p>6,25E-003</text:p>
          </table:table-cell>
          <table:table-cell table:formula="of:=[.C98]" office:value-type="float" office:value="0.00625">
            <text:p>6,25E-003</text:p>
          </table:table-cell>
          <table:table-cell table:formula="of:=2*[.C98]" office:value-type="float" office:value="0.0125">
            <text:p>1,25E-002</text:p>
          </table:table-cell>
          <table:table-cell table:number-columns-repeated="1019"/>
        </table:table-row>
        <table:table-row table:style-name="ro1">
          <table:table-cell table:formula="of:=[.A98]+100" office:value-type="float" office:value="9700">
            <text:p>9700</text:p>
          </table:table-cell>
          <table:table-cell table:formula="of:=[.A99]/60" office:value-type="float" office:value="161.666666666667">
            <text:p>161,67</text:p>
          </table:table-cell>
          <table:table-cell table:formula="of:=1/[.B99]" office:value-type="float" office:value="0.00618556701030928">
            <text:p>6,19E-003</text:p>
          </table:table-cell>
          <table:table-cell table:formula="of:=[.C99]" office:value-type="float" office:value="0.00618556701030928">
            <text:p>6,19E-003</text:p>
          </table:table-cell>
          <table:table-cell table:formula="of:=2*[.C99]" office:value-type="float" office:value="0.0123711340206186">
            <text:p>1,24E-002</text:p>
          </table:table-cell>
          <table:table-cell table:number-columns-repeated="1019"/>
        </table:table-row>
        <table:table-row table:style-name="ro1">
          <table:table-cell table:formula="of:=[.A99]+100" office:value-type="float" office:value="9800">
            <text:p>9800</text:p>
          </table:table-cell>
          <table:table-cell table:formula="of:=[.A100]/60" office:value-type="float" office:value="163.333333333333">
            <text:p>163,33</text:p>
          </table:table-cell>
          <table:table-cell table:formula="of:=1/[.B100]" office:value-type="float" office:value="0.00612244897959184">
            <text:p>6,12E-003</text:p>
          </table:table-cell>
          <table:table-cell table:formula="of:=[.C100]" office:value-type="float" office:value="0.00612244897959184">
            <text:p>6,12E-003</text:p>
          </table:table-cell>
          <table:table-cell table:formula="of:=2*[.C100]" office:value-type="float" office:value="0.0122448979591837">
            <text:p>1,22E-002</text:p>
          </table:table-cell>
          <table:table-cell table:number-columns-repeated="1019"/>
        </table:table-row>
        <table:table-row table:style-name="ro1">
          <table:table-cell table:formula="of:=[.A100]+100" office:value-type="float" office:value="9900">
            <text:p>9900</text:p>
          </table:table-cell>
          <table:table-cell table:formula="of:=[.A101]/60" office:value-type="float" office:value="165">
            <text:p>165</text:p>
          </table:table-cell>
          <table:table-cell table:formula="of:=1/[.B101]" office:value-type="float" office:value="0.00606060606060606">
            <text:p>6,06E-003</text:p>
          </table:table-cell>
          <table:table-cell table:formula="of:=[.C101]" office:value-type="float" office:value="0.00606060606060606">
            <text:p>6,06E-003</text:p>
          </table:table-cell>
          <table:table-cell table:formula="of:=2*[.C101]" office:value-type="float" office:value="0.0121212121212121">
            <text:p>1,21E-002</text:p>
          </table:table-cell>
          <table:table-cell table:number-columns-repeated="1019"/>
        </table:table-row>
        <table:table-row table:style-name="ro1">
          <table:table-cell table:formula="of:=[.A101]+100" office:value-type="float" office:value="10000">
            <text:p>10000</text:p>
          </table:table-cell>
          <table:table-cell table:formula="of:=[.A102]/60" office:value-type="float" office:value="166.666666666667">
            <text:p>166,67</text:p>
          </table:table-cell>
          <table:table-cell table:formula="of:=1/[.B102]" office:value-type="float" office:value="0.006">
            <text:p>6,00E-003</text:p>
          </table:table-cell>
          <table:table-cell table:formula="of:=[.C102]" office:value-type="float" office:value="0.006">
            <text:p>6,00E-003</text:p>
          </table:table-cell>
          <table:table-cell table:formula="of:=2*[.C102]" office:value-type="float" office:value="0.012">
            <text:p>1,20E-002</text:p>
          </table:table-cell>
          <table:table-cell table:number-columns-repeated="1019"/>
        </table:table-row>
        <table:table-row table:style-name="ro1">
          <table:table-cell table:formula="of:=[.A102]+100" office:value-type="float" office:value="10100">
            <text:p>10100</text:p>
          </table:table-cell>
          <table:table-cell table:formula="of:=[.A103]/60" office:value-type="float" office:value="168.333333333333">
            <text:p>168,33</text:p>
          </table:table-cell>
          <table:table-cell table:formula="of:=1/[.B103]" office:value-type="float" office:value="0.00594059405940594">
            <text:p>5,94E-003</text:p>
          </table:table-cell>
          <table:table-cell table:formula="of:=[.C103]" office:value-type="float" office:value="0.00594059405940594">
            <text:p>5,94E-003</text:p>
          </table:table-cell>
          <table:table-cell table:formula="of:=2*[.C103]" office:value-type="float" office:value="0.0118811881188119">
            <text:p>1,19E-002</text:p>
          </table:table-cell>
          <table:table-cell table:number-columns-repeated="1019"/>
        </table:table-row>
        <table:table-row table:style-name="ro1">
          <table:table-cell table:formula="of:=[.A103]+100" office:value-type="float" office:value="10200">
            <text:p>10200</text:p>
          </table:table-cell>
          <table:table-cell table:formula="of:=[.A104]/60" office:value-type="float" office:value="170">
            <text:p>170</text:p>
          </table:table-cell>
          <table:table-cell table:formula="of:=1/[.B104]" office:value-type="float" office:value="0.00588235294117647">
            <text:p>5,88E-003</text:p>
          </table:table-cell>
          <table:table-cell table:formula="of:=[.C104]" office:value-type="float" office:value="0.00588235294117647">
            <text:p>5,88E-003</text:p>
          </table:table-cell>
          <table:table-cell table:formula="of:=2*[.C104]" office:value-type="float" office:value="0.0117647058823529">
            <text:p>1,18E-002</text:p>
          </table:table-cell>
          <table:table-cell table:number-columns-repeated="1019"/>
        </table:table-row>
        <table:table-row table:style-name="ro1">
          <table:table-cell table:formula="of:=[.A104]+100" office:value-type="float" office:value="10300">
            <text:p>10300</text:p>
          </table:table-cell>
          <table:table-cell table:formula="of:=[.A105]/60" office:value-type="float" office:value="171.666666666667">
            <text:p>171,67</text:p>
          </table:table-cell>
          <table:table-cell table:formula="of:=1/[.B105]" office:value-type="float" office:value="0.0058252427184466">
            <text:p>5,83E-003</text:p>
          </table:table-cell>
          <table:table-cell table:formula="of:=[.C105]" office:value-type="float" office:value="0.0058252427184466">
            <text:p>5,83E-003</text:p>
          </table:table-cell>
          <table:table-cell table:formula="of:=2*[.C105]" office:value-type="float" office:value="0.0116504854368932">
            <text:p>1,17E-002</text:p>
          </table:table-cell>
          <table:table-cell table:number-columns-repeated="1019"/>
        </table:table-row>
        <table:table-row table:style-name="ro1">
          <table:table-cell table:formula="of:=[.A105]+100" office:value-type="float" office:value="10400">
            <text:p>10400</text:p>
          </table:table-cell>
          <table:table-cell table:formula="of:=[.A106]/60" office:value-type="float" office:value="173.333333333333">
            <text:p>173,33</text:p>
          </table:table-cell>
          <table:table-cell table:formula="of:=1/[.B106]" office:value-type="float" office:value="0.00576923076923077">
            <text:p>5,77E-003</text:p>
          </table:table-cell>
          <table:table-cell table:formula="of:=[.C106]" office:value-type="float" office:value="0.00576923076923077">
            <text:p>5,77E-003</text:p>
          </table:table-cell>
          <table:table-cell table:formula="of:=2*[.C106]" office:value-type="float" office:value="0.0115384615384615">
            <text:p>1,15E-002</text:p>
          </table:table-cell>
          <table:table-cell table:number-columns-repeated="1019"/>
        </table:table-row>
        <table:table-row table:style-name="ro1">
          <table:table-cell table:formula="of:=[.A106]+100" office:value-type="float" office:value="10500">
            <text:p>10500</text:p>
          </table:table-cell>
          <table:table-cell table:formula="of:=[.A107]/60" office:value-type="float" office:value="175">
            <text:p>175</text:p>
          </table:table-cell>
          <table:table-cell table:formula="of:=1/[.B107]" office:value-type="float" office:value="0.00571428571428571">
            <text:p>5,71E-003</text:p>
          </table:table-cell>
          <table:table-cell table:formula="of:=[.C107]" office:value-type="float" office:value="0.00571428571428571">
            <text:p>5,71E-003</text:p>
          </table:table-cell>
          <table:table-cell table:formula="of:=2*[.C107]" office:value-type="float" office:value="0.0114285714285714">
            <text:p>1,14E-002</text:p>
          </table:table-cell>
          <table:table-cell table:number-columns-repeated="1019"/>
        </table:table-row>
        <table:table-row table:style-name="ro1">
          <table:table-cell table:formula="of:=[.A107]+100" office:value-type="float" office:value="10600">
            <text:p>10600</text:p>
          </table:table-cell>
          <table:table-cell table:formula="of:=[.A108]/60" office:value-type="float" office:value="176.666666666667">
            <text:p>176,67</text:p>
          </table:table-cell>
          <table:table-cell table:formula="of:=1/[.B108]" office:value-type="float" office:value="0.00566037735849057">
            <text:p>5,66E-003</text:p>
          </table:table-cell>
          <table:table-cell table:formula="of:=[.C108]" office:value-type="float" office:value="0.00566037735849057">
            <text:p>5,66E-003</text:p>
          </table:table-cell>
          <table:table-cell table:formula="of:=2*[.C108]" office:value-type="float" office:value="0.0113207547169811">
            <text:p>1,13E-002</text:p>
          </table:table-cell>
          <table:table-cell table:number-columns-repeated="1019"/>
        </table:table-row>
        <table:table-row table:style-name="ro1">
          <table:table-cell table:formula="of:=[.A108]+100" office:value-type="float" office:value="10700">
            <text:p>10700</text:p>
          </table:table-cell>
          <table:table-cell table:formula="of:=[.A109]/60" office:value-type="float" office:value="178.333333333333">
            <text:p>178,33</text:p>
          </table:table-cell>
          <table:table-cell table:formula="of:=1/[.B109]" office:value-type="float" office:value="0.00560747663551402">
            <text:p>5,61E-003</text:p>
          </table:table-cell>
          <table:table-cell table:formula="of:=[.C109]" office:value-type="float" office:value="0.00560747663551402">
            <text:p>5,61E-003</text:p>
          </table:table-cell>
          <table:table-cell table:formula="of:=2*[.C109]" office:value-type="float" office:value="0.011214953271028">
            <text:p>1,12E-002</text:p>
          </table:table-cell>
          <table:table-cell table:number-columns-repeated="1019"/>
        </table:table-row>
        <table:table-row table:style-name="ro1">
          <table:table-cell table:formula="of:=[.A109]+100" office:value-type="float" office:value="10800">
            <text:p>10800</text:p>
          </table:table-cell>
          <table:table-cell table:formula="of:=[.A110]/60" office:value-type="float" office:value="180">
            <text:p>180</text:p>
          </table:table-cell>
          <table:table-cell table:formula="of:=1/[.B110]" office:value-type="float" office:value="0.00555555555555556">
            <text:p>5,56E-003</text:p>
          </table:table-cell>
          <table:table-cell table:formula="of:=[.C110]" office:value-type="float" office:value="0.00555555555555556">
            <text:p>5,56E-003</text:p>
          </table:table-cell>
          <table:table-cell table:formula="of:=2*[.C110]" office:value-type="float" office:value="0.0111111111111111">
            <text:p>1,11E-002</text:p>
          </table:table-cell>
          <table:table-cell table:number-columns-repeated="1019"/>
        </table:table-row>
        <table:table-row table:style-name="ro1">
          <table:table-cell table:formula="of:=[.A110]+100" office:value-type="float" office:value="10900">
            <text:p>10900</text:p>
          </table:table-cell>
          <table:table-cell table:formula="of:=[.A111]/60" office:value-type="float" office:value="181.666666666667">
            <text:p>181,67</text:p>
          </table:table-cell>
          <table:table-cell table:formula="of:=1/[.B111]" office:value-type="float" office:value="0.0055045871559633">
            <text:p>5,50E-003</text:p>
          </table:table-cell>
          <table:table-cell table:formula="of:=[.C111]" office:value-type="float" office:value="0.0055045871559633">
            <text:p>5,50E-003</text:p>
          </table:table-cell>
          <table:table-cell table:formula="of:=2*[.C111]" office:value-type="float" office:value="0.0110091743119266">
            <text:p>1,10E-002</text:p>
          </table:table-cell>
          <table:table-cell table:number-columns-repeated="1019"/>
        </table:table-row>
        <table:table-row table:style-name="ro1">
          <table:table-cell table:formula="of:=[.A111]+100" office:value-type="float" office:value="11000">
            <text:p>11000</text:p>
          </table:table-cell>
          <table:table-cell table:formula="of:=[.A112]/60" office:value-type="float" office:value="183.333333333333">
            <text:p>183,33</text:p>
          </table:table-cell>
          <table:table-cell table:formula="of:=1/[.B112]" office:value-type="float" office:value="0.00545454545454545">
            <text:p>5,45E-003</text:p>
          </table:table-cell>
          <table:table-cell table:formula="of:=[.C112]" office:value-type="float" office:value="0.00545454545454545">
            <text:p>5,45E-003</text:p>
          </table:table-cell>
          <table:table-cell table:formula="of:=2*[.C112]" office:value-type="float" office:value="0.0109090909090909">
            <text:p>1,09E-002</text:p>
          </table:table-cell>
          <table:table-cell table:number-columns-repeated="1019"/>
        </table:table-row>
        <table:table-row table:style-name="ro1">
          <table:table-cell table:formula="of:=[.A112]+100" office:value-type="float" office:value="11100">
            <text:p>11100</text:p>
          </table:table-cell>
          <table:table-cell table:formula="of:=[.A113]/60" office:value-type="float" office:value="185">
            <text:p>185</text:p>
          </table:table-cell>
          <table:table-cell table:formula="of:=1/[.B113]" office:value-type="float" office:value="0.00540540540540541">
            <text:p>5,41E-003</text:p>
          </table:table-cell>
          <table:table-cell table:formula="of:=[.C113]" office:value-type="float" office:value="0.00540540540540541">
            <text:p>5,41E-003</text:p>
          </table:table-cell>
          <table:table-cell table:formula="of:=2*[.C113]" office:value-type="float" office:value="0.0108108108108108">
            <text:p>1,08E-002</text:p>
          </table:table-cell>
          <table:table-cell table:number-columns-repeated="1019"/>
        </table:table-row>
        <table:table-row table:style-name="ro1">
          <table:table-cell table:formula="of:=[.A113]+100" office:value-type="float" office:value="11200">
            <text:p>11200</text:p>
          </table:table-cell>
          <table:table-cell table:formula="of:=[.A114]/60" office:value-type="float" office:value="186.666666666667">
            <text:p>186,67</text:p>
          </table:table-cell>
          <table:table-cell table:formula="of:=1/[.B114]" office:value-type="float" office:value="0.00535714285714286">
            <text:p>5,36E-003</text:p>
          </table:table-cell>
          <table:table-cell table:formula="of:=[.C114]" office:value-type="float" office:value="0.00535714285714286">
            <text:p>5,36E-003</text:p>
          </table:table-cell>
          <table:table-cell table:formula="of:=2*[.C114]" office:value-type="float" office:value="0.0107142857142857">
            <text:p>1,07E-002</text:p>
          </table:table-cell>
          <table:table-cell table:number-columns-repeated="1019"/>
        </table:table-row>
        <table:table-row table:style-name="ro1">
          <table:table-cell table:formula="of:=[.A114]+100" office:value-type="float" office:value="11300">
            <text:p>11300</text:p>
          </table:table-cell>
          <table:table-cell table:formula="of:=[.A115]/60" office:value-type="float" office:value="188.333333333333">
            <text:p>188,33</text:p>
          </table:table-cell>
          <table:table-cell table:formula="of:=1/[.B115]" office:value-type="float" office:value="0.00530973451327434">
            <text:p>5,31E-003</text:p>
          </table:table-cell>
          <table:table-cell table:formula="of:=[.C115]" office:value-type="float" office:value="0.00530973451327434">
            <text:p>5,31E-003</text:p>
          </table:table-cell>
          <table:table-cell table:formula="of:=2*[.C115]" office:value-type="float" office:value="0.0106194690265487">
            <text:p>1,06E-002</text:p>
          </table:table-cell>
          <table:table-cell table:number-columns-repeated="1019"/>
        </table:table-row>
        <table:table-row table:style-name="ro1">
          <table:table-cell table:formula="of:=[.A115]+100" office:value-type="float" office:value="11400">
            <text:p>11400</text:p>
          </table:table-cell>
          <table:table-cell table:formula="of:=[.A116]/60" office:value-type="float" office:value="190">
            <text:p>190</text:p>
          </table:table-cell>
          <table:table-cell table:formula="of:=1/[.B116]" office:value-type="float" office:value="0.00526315789473684">
            <text:p>5,26E-003</text:p>
          </table:table-cell>
          <table:table-cell table:formula="of:=[.C116]" office:value-type="float" office:value="0.00526315789473684">
            <text:p>5,26E-003</text:p>
          </table:table-cell>
          <table:table-cell table:formula="of:=2*[.C116]" office:value-type="float" office:value="0.0105263157894737">
            <text:p>1,05E-002</text:p>
          </table:table-cell>
          <table:table-cell table:number-columns-repeated="1019"/>
        </table:table-row>
        <table:table-row table:style-name="ro1">
          <table:table-cell table:formula="of:=[.A116]+100" office:value-type="float" office:value="11500">
            <text:p>11500</text:p>
          </table:table-cell>
          <table:table-cell table:formula="of:=[.A117]/60" office:value-type="float" office:value="191.666666666667">
            <text:p>191,67</text:p>
          </table:table-cell>
          <table:table-cell table:formula="of:=1/[.B117]" office:value-type="float" office:value="0.00521739130434783">
            <text:p>5,22E-003</text:p>
          </table:table-cell>
          <table:table-cell table:formula="of:=[.C117]" office:value-type="float" office:value="0.00521739130434783">
            <text:p>5,22E-003</text:p>
          </table:table-cell>
          <table:table-cell table:formula="of:=2*[.C117]" office:value-type="float" office:value="0.0104347826086957">
            <text:p>1,04E-002</text:p>
          </table:table-cell>
          <table:table-cell table:number-columns-repeated="1019"/>
        </table:table-row>
        <table:table-row table:style-name="ro1">
          <table:table-cell table:formula="of:=[.A117]+100" office:value-type="float" office:value="11600">
            <text:p>11600</text:p>
          </table:table-cell>
          <table:table-cell table:formula="of:=[.A118]/60" office:value-type="float" office:value="193.333333333333">
            <text:p>193,33</text:p>
          </table:table-cell>
          <table:table-cell table:formula="of:=1/[.B118]" office:value-type="float" office:value="0.00517241379310345">
            <text:p>5,17E-003</text:p>
          </table:table-cell>
          <table:table-cell table:formula="of:=[.C118]" office:value-type="float" office:value="0.00517241379310345">
            <text:p>5,17E-003</text:p>
          </table:table-cell>
          <table:table-cell table:formula="of:=2*[.C118]" office:value-type="float" office:value="0.0103448275862069">
            <text:p>1,03E-002</text:p>
          </table:table-cell>
          <table:table-cell table:number-columns-repeated="1019"/>
        </table:table-row>
        <table:table-row table:style-name="ro1">
          <table:table-cell table:formula="of:=[.A118]+100" office:value-type="float" office:value="11700">
            <text:p>11700</text:p>
          </table:table-cell>
          <table:table-cell table:formula="of:=[.A119]/60" office:value-type="float" office:value="195">
            <text:p>195</text:p>
          </table:table-cell>
          <table:table-cell table:formula="of:=1/[.B119]" office:value-type="float" office:value="0.00512820512820513">
            <text:p>5,13E-003</text:p>
          </table:table-cell>
          <table:table-cell table:formula="of:=[.C119]" office:value-type="float" office:value="0.00512820512820513">
            <text:p>5,13E-003</text:p>
          </table:table-cell>
          <table:table-cell table:formula="of:=2*[.C119]" office:value-type="float" office:value="0.0102564102564103">
            <text:p>1,03E-002</text:p>
          </table:table-cell>
          <table:table-cell table:number-columns-repeated="1019"/>
        </table:table-row>
        <table:table-row table:style-name="ro1">
          <table:table-cell table:formula="of:=[.A119]+100" office:value-type="float" office:value="11800">
            <text:p>11800</text:p>
          </table:table-cell>
          <table:table-cell table:formula="of:=[.A120]/60" office:value-type="float" office:value="196.666666666667">
            <text:p>196,67</text:p>
          </table:table-cell>
          <table:table-cell table:formula="of:=1/[.B120]" office:value-type="float" office:value="0.00508474576271187">
            <text:p>5,08E-003</text:p>
          </table:table-cell>
          <table:table-cell table:formula="of:=[.C120]" office:value-type="float" office:value="0.00508474576271187">
            <text:p>5,08E-003</text:p>
          </table:table-cell>
          <table:table-cell table:formula="of:=2*[.C120]" office:value-type="float" office:value="0.0101694915254237">
            <text:p>1,02E-002</text:p>
          </table:table-cell>
          <table:table-cell table:number-columns-repeated="1019"/>
        </table:table-row>
        <table:table-row table:style-name="ro1">
          <table:table-cell table:formula="of:=[.A120]+100" office:value-type="float" office:value="11900">
            <text:p>11900</text:p>
          </table:table-cell>
          <table:table-cell table:formula="of:=[.A121]/60" office:value-type="float" office:value="198.333333333333">
            <text:p>198,33</text:p>
          </table:table-cell>
          <table:table-cell table:formula="of:=1/[.B121]" office:value-type="float" office:value="0.00504201680672269">
            <text:p>5,04E-003</text:p>
          </table:table-cell>
          <table:table-cell table:formula="of:=[.C121]" office:value-type="float" office:value="0.00504201680672269">
            <text:p>5,04E-003</text:p>
          </table:table-cell>
          <table:table-cell table:formula="of:=2*[.C121]" office:value-type="float" office:value="0.0100840336134454">
            <text:p>1,01E-002</text:p>
          </table:table-cell>
          <table:table-cell table:number-columns-repeated="1019"/>
        </table:table-row>
        <table:table-row table:style-name="ro1">
          <table:table-cell table:formula="of:=[.A121]+100" office:value-type="float" office:value="12000">
            <text:p>12000</text:p>
          </table:table-cell>
          <table:table-cell table:formula="of:=[.A122]/60" office:value-type="float" office:value="200">
            <text:p>200</text:p>
          </table:table-cell>
          <table:table-cell table:formula="of:=1/[.B122]" office:value-type="float" office:value="0.005">
            <text:p>5,00E-003</text:p>
          </table:table-cell>
          <table:table-cell table:formula="of:=[.C122]" office:value-type="float" office:value="0.005">
            <text:p>5,00E-003</text:p>
          </table:table-cell>
          <table:table-cell table:formula="of:=2*[.C122]" office:value-type="float" office:value="0.01">
            <text:p>1,00E-002</text:p>
          </table:table-cell>
          <table:table-cell table:number-columns-repeated="1019"/>
        </table:table-row>
        <table:table-row table:style-name="ro1">
          <table:table-cell table:formula="of:=[.A122]+100" office:value-type="float" office:value="12100">
            <text:p>12100</text:p>
          </table:table-cell>
          <table:table-cell table:formula="of:=[.A123]/60" office:value-type="float" office:value="201.666666666667">
            <text:p>201,67</text:p>
          </table:table-cell>
          <table:table-cell table:formula="of:=1/[.B123]" office:value-type="float" office:value="0.00495867768595041">
            <text:p>4,96E-003</text:p>
          </table:table-cell>
          <table:table-cell table:formula="of:=[.C123]" office:value-type="float" office:value="0.00495867768595041">
            <text:p>4,96E-003</text:p>
          </table:table-cell>
          <table:table-cell table:formula="of:=2*[.C123]" office:value-type="float" office:value="0.00991735537190083">
            <text:p>9,92E-003</text:p>
          </table:table-cell>
          <table:table-cell table:number-columns-repeated="1019"/>
        </table:table-row>
        <table:table-row table:style-name="ro1">
          <table:table-cell table:formula="of:=[.A123]+100" office:value-type="float" office:value="12200">
            <text:p>12200</text:p>
          </table:table-cell>
          <table:table-cell table:formula="of:=[.A124]/60" office:value-type="float" office:value="203.333333333333">
            <text:p>203,33</text:p>
          </table:table-cell>
          <table:table-cell table:formula="of:=1/[.B124]" office:value-type="float" office:value="0.00491803278688525">
            <text:p>4,92E-003</text:p>
          </table:table-cell>
          <table:table-cell table:formula="of:=[.C124]" office:value-type="float" office:value="0.00491803278688525">
            <text:p>4,92E-003</text:p>
          </table:table-cell>
          <table:table-cell table:formula="of:=2*[.C124]" office:value-type="float" office:value="0.00983606557377049">
            <text:p>9,84E-003</text:p>
          </table:table-cell>
          <table:table-cell table:number-columns-repeated="1019"/>
        </table:table-row>
        <table:table-row table:style-name="ro1">
          <table:table-cell table:formula="of:=[.A124]+100" office:value-type="float" office:value="12300">
            <text:p>12300</text:p>
          </table:table-cell>
          <table:table-cell table:formula="of:=[.A125]/60" office:value-type="float" office:value="205">
            <text:p>205</text:p>
          </table:table-cell>
          <table:table-cell table:formula="of:=1/[.B125]" office:value-type="float" office:value="0.00487804878048781">
            <text:p>4,88E-003</text:p>
          </table:table-cell>
          <table:table-cell table:formula="of:=[.C125]" office:value-type="float" office:value="0.00487804878048781">
            <text:p>4,88E-003</text:p>
          </table:table-cell>
          <table:table-cell table:formula="of:=2*[.C125]" office:value-type="float" office:value="0.00975609756097561">
            <text:p>9,76E-003</text:p>
          </table:table-cell>
          <table:table-cell table:number-columns-repeated="1019"/>
        </table:table-row>
        <table:table-row table:style-name="ro1">
          <table:table-cell table:formula="of:=[.A125]+100" office:value-type="float" office:value="12400">
            <text:p>12400</text:p>
          </table:table-cell>
          <table:table-cell table:formula="of:=[.A126]/60" office:value-type="float" office:value="206.666666666667">
            <text:p>206,67</text:p>
          </table:table-cell>
          <table:table-cell table:formula="of:=1/[.B126]" office:value-type="float" office:value="0.00483870967741936">
            <text:p>4,84E-003</text:p>
          </table:table-cell>
          <table:table-cell table:formula="of:=[.C126]" office:value-type="float" office:value="0.00483870967741936">
            <text:p>4,84E-003</text:p>
          </table:table-cell>
          <table:table-cell table:formula="of:=2*[.C126]" office:value-type="float" office:value="0.00967741935483871">
            <text:p>9,68E-003</text:p>
          </table:table-cell>
          <table:table-cell table:number-columns-repeated="1019"/>
        </table:table-row>
        <table:table-row table:style-name="ro1">
          <table:table-cell table:formula="of:=[.A126]+100" office:value-type="float" office:value="12500">
            <text:p>12500</text:p>
          </table:table-cell>
          <table:table-cell table:formula="of:=[.A127]/60" office:value-type="float" office:value="208.333333333333">
            <text:p>208,33</text:p>
          </table:table-cell>
          <table:table-cell table:formula="of:=1/[.B127]" office:value-type="float" office:value="0.0048">
            <text:p>4,80E-003</text:p>
          </table:table-cell>
          <table:table-cell table:formula="of:=[.C127]" office:value-type="float" office:value="0.0048">
            <text:p>4,80E-003</text:p>
          </table:table-cell>
          <table:table-cell table:formula="of:=2*[.C127]" office:value-type="float" office:value="0.0096">
            <text:p>9,60E-003</text:p>
          </table:table-cell>
          <table:table-cell table:number-columns-repeated="1019"/>
        </table:table-row>
        <table:table-row table:style-name="ro1">
          <table:table-cell table:formula="of:=[.A127]+100" office:value-type="float" office:value="12600">
            <text:p>12600</text:p>
          </table:table-cell>
          <table:table-cell table:formula="of:=[.A128]/60" office:value-type="float" office:value="210">
            <text:p>210</text:p>
          </table:table-cell>
          <table:table-cell table:formula="of:=1/[.B128]" office:value-type="float" office:value="0.00476190476190476">
            <text:p>4,76E-003</text:p>
          </table:table-cell>
          <table:table-cell table:formula="of:=[.C128]" office:value-type="float" office:value="0.00476190476190476">
            <text:p>4,76E-003</text:p>
          </table:table-cell>
          <table:table-cell table:formula="of:=2*[.C128]" office:value-type="float" office:value="0.00952380952380952">
            <text:p>9,52E-003</text:p>
          </table:table-cell>
          <table:table-cell table:number-columns-repeated="1019"/>
        </table:table-row>
        <table:table-row table:style-name="ro1">
          <table:table-cell table:formula="of:=[.A128]+100" office:value-type="float" office:value="12700">
            <text:p>12700</text:p>
          </table:table-cell>
          <table:table-cell table:formula="of:=[.A129]/60" office:value-type="float" office:value="211.666666666667">
            <text:p>211,67</text:p>
          </table:table-cell>
          <table:table-cell table:formula="of:=1/[.B129]" office:value-type="float" office:value="0.0047244094488189">
            <text:p>4,72E-003</text:p>
          </table:table-cell>
          <table:table-cell table:formula="of:=[.C129]" office:value-type="float" office:value="0.0047244094488189">
            <text:p>4,72E-003</text:p>
          </table:table-cell>
          <table:table-cell table:formula="of:=2*[.C129]" office:value-type="float" office:value="0.00944881889763779">
            <text:p>9,45E-003</text:p>
          </table:table-cell>
          <table:table-cell table:number-columns-repeated="1019"/>
        </table:table-row>
        <table:table-row table:style-name="ro1">
          <table:table-cell table:formula="of:=[.A129]+100" office:value-type="float" office:value="12800">
            <text:p>12800</text:p>
          </table:table-cell>
          <table:table-cell table:formula="of:=[.A130]/60" office:value-type="float" office:value="213.333333333333">
            <text:p>213,33</text:p>
          </table:table-cell>
          <table:table-cell table:formula="of:=1/[.B130]" office:value-type="float" office:value="0.0046875">
            <text:p>4,69E-003</text:p>
          </table:table-cell>
          <table:table-cell table:formula="of:=[.C130]" office:value-type="float" office:value="0.0046875">
            <text:p>4,69E-003</text:p>
          </table:table-cell>
          <table:table-cell table:formula="of:=2*[.C130]" office:value-type="float" office:value="0.009375">
            <text:p>9,38E-003</text:p>
          </table:table-cell>
          <table:table-cell table:number-columns-repeated="1019"/>
        </table:table-row>
        <table:table-row table:style-name="ro1">
          <table:table-cell table:formula="of:=[.A130]+100" office:value-type="float" office:value="12900">
            <text:p>12900</text:p>
          </table:table-cell>
          <table:table-cell table:formula="of:=[.A131]/60" office:value-type="float" office:value="215">
            <text:p>215</text:p>
          </table:table-cell>
          <table:table-cell table:formula="of:=1/[.B131]" office:value-type="float" office:value="0.00465116279069768">
            <text:p>4,65E-003</text:p>
          </table:table-cell>
          <table:table-cell table:formula="of:=[.C131]" office:value-type="float" office:value="0.00465116279069768">
            <text:p>4,65E-003</text:p>
          </table:table-cell>
          <table:table-cell table:formula="of:=2*[.C131]" office:value-type="float" office:value="0.00930232558139535">
            <text:p>9,30E-003</text:p>
          </table:table-cell>
          <table:table-cell table:number-columns-repeated="1019"/>
        </table:table-row>
        <table:table-row table:style-name="ro1">
          <table:table-cell table:formula="of:=[.A131]+100" office:value-type="float" office:value="13000">
            <text:p>13000</text:p>
          </table:table-cell>
          <table:table-cell table:formula="of:=[.A132]/60" office:value-type="float" office:value="216.666666666667">
            <text:p>216,67</text:p>
          </table:table-cell>
          <table:table-cell table:formula="of:=1/[.B132]" office:value-type="float" office:value="0.00461538461538462">
            <text:p>4,62E-003</text:p>
          </table:table-cell>
          <table:table-cell table:formula="of:=[.C132]" office:value-type="float" office:value="0.00461538461538462">
            <text:p>4,62E-003</text:p>
          </table:table-cell>
          <table:table-cell table:formula="of:=2*[.C132]" office:value-type="float" office:value="0.00923076923076923">
            <text:p>9,23E-003</text:p>
          </table:table-cell>
          <table:table-cell table:number-columns-repeated="1019"/>
        </table:table-row>
        <table:table-row table:style-name="ro1">
          <table:table-cell table:formula="of:=[.A132]+100" office:value-type="float" office:value="13100">
            <text:p>13100</text:p>
          </table:table-cell>
          <table:table-cell table:formula="of:=[.A133]/60" office:value-type="float" office:value="218.333333333333">
            <text:p>218,33</text:p>
          </table:table-cell>
          <table:table-cell table:formula="of:=1/[.B133]" office:value-type="float" office:value="0.00458015267175573">
            <text:p>4,58E-003</text:p>
          </table:table-cell>
          <table:table-cell table:formula="of:=[.C133]" office:value-type="float" office:value="0.00458015267175573">
            <text:p>4,58E-003</text:p>
          </table:table-cell>
          <table:table-cell table:formula="of:=2*[.C133]" office:value-type="float" office:value="0.00916030534351145">
            <text:p>9,16E-003</text:p>
          </table:table-cell>
          <table:table-cell table:number-columns-repeated="1019"/>
        </table:table-row>
        <table:table-row table:style-name="ro1">
          <table:table-cell table:formula="of:=[.A133]+100" office:value-type="float" office:value="13200">
            <text:p>13200</text:p>
          </table:table-cell>
          <table:table-cell table:formula="of:=[.A134]/60" office:value-type="float" office:value="220">
            <text:p>220</text:p>
          </table:table-cell>
          <table:table-cell table:formula="of:=1/[.B134]" office:value-type="float" office:value="0.00454545454545455">
            <text:p>4,55E-003</text:p>
          </table:table-cell>
          <table:table-cell table:formula="of:=[.C134]" office:value-type="float" office:value="0.00454545454545455">
            <text:p>4,55E-003</text:p>
          </table:table-cell>
          <table:table-cell table:formula="of:=2*[.C134]" office:value-type="float" office:value="0.00909090909090909">
            <text:p>9,09E-003</text:p>
          </table:table-cell>
          <table:table-cell table:number-columns-repeated="1019"/>
        </table:table-row>
        <table:table-row table:style-name="ro1">
          <table:table-cell table:formula="of:=[.A134]+100" office:value-type="float" office:value="13300">
            <text:p>13300</text:p>
          </table:table-cell>
          <table:table-cell table:formula="of:=[.A135]/60" office:value-type="float" office:value="221.666666666667">
            <text:p>221,67</text:p>
          </table:table-cell>
          <table:table-cell table:formula="of:=1/[.B135]" office:value-type="float" office:value="0.00451127819548872">
            <text:p>4,51E-003</text:p>
          </table:table-cell>
          <table:table-cell table:formula="of:=[.C135]" office:value-type="float" office:value="0.00451127819548872">
            <text:p>4,51E-003</text:p>
          </table:table-cell>
          <table:table-cell table:formula="of:=2*[.C135]" office:value-type="float" office:value="0.00902255639097744">
            <text:p>9,02E-003</text:p>
          </table:table-cell>
          <table:table-cell table:number-columns-repeated="1019"/>
        </table:table-row>
        <table:table-row table:style-name="ro1">
          <table:table-cell table:formula="of:=[.A135]+100" office:value-type="float" office:value="13400">
            <text:p>13400</text:p>
          </table:table-cell>
          <table:table-cell table:formula="of:=[.A136]/60" office:value-type="float" office:value="223.333333333333">
            <text:p>223,33</text:p>
          </table:table-cell>
          <table:table-cell table:formula="of:=1/[.B136]" office:value-type="float" office:value="0.00447761194029851">
            <text:p>4,48E-003</text:p>
          </table:table-cell>
          <table:table-cell table:formula="of:=[.C136]" office:value-type="float" office:value="0.00447761194029851">
            <text:p>4,48E-003</text:p>
          </table:table-cell>
          <table:table-cell table:formula="of:=2*[.C136]" office:value-type="float" office:value="0.00895522388059701">
            <text:p>8,96E-003</text:p>
          </table:table-cell>
          <table:table-cell table:number-columns-repeated="1019"/>
        </table:table-row>
        <table:table-row table:style-name="ro1">
          <table:table-cell table:formula="of:=[.A136]+100" office:value-type="float" office:value="13500">
            <text:p>13500</text:p>
          </table:table-cell>
          <table:table-cell table:formula="of:=[.A137]/60" office:value-type="float" office:value="225">
            <text:p>225</text:p>
          </table:table-cell>
          <table:table-cell table:formula="of:=1/[.B137]" office:value-type="float" office:value="0.00444444444444444">
            <text:p>4,44E-003</text:p>
          </table:table-cell>
          <table:table-cell table:formula="of:=[.C137]" office:value-type="float" office:value="0.00444444444444444">
            <text:p>4,44E-003</text:p>
          </table:table-cell>
          <table:table-cell table:formula="of:=2*[.C137]" office:value-type="float" office:value="0.00888888888888889">
            <text:p>8,89E-003</text:p>
          </table:table-cell>
          <table:table-cell table:number-columns-repeated="1019"/>
        </table:table-row>
        <table:table-row table:style-name="ro1">
          <table:table-cell table:formula="of:=[.A137]+100" office:value-type="float" office:value="13600">
            <text:p>13600</text:p>
          </table:table-cell>
          <table:table-cell table:formula="of:=[.A138]/60" office:value-type="float" office:value="226.666666666667">
            <text:p>226,67</text:p>
          </table:table-cell>
          <table:table-cell table:formula="of:=1/[.B138]" office:value-type="float" office:value="0.00441176470588235">
            <text:p>4,41E-003</text:p>
          </table:table-cell>
          <table:table-cell table:formula="of:=[.C138]" office:value-type="float" office:value="0.00441176470588235">
            <text:p>4,41E-003</text:p>
          </table:table-cell>
          <table:table-cell table:formula="of:=2*[.C138]" office:value-type="float" office:value="0.00882352941176471">
            <text:p>8,82E-003</text:p>
          </table:table-cell>
          <table:table-cell table:number-columns-repeated="1019"/>
        </table:table-row>
        <table:table-row table:style-name="ro1">
          <table:table-cell table:formula="of:=[.A138]+100" office:value-type="float" office:value="13700">
            <text:p>13700</text:p>
          </table:table-cell>
          <table:table-cell table:formula="of:=[.A139]/60" office:value-type="float" office:value="228.333333333333">
            <text:p>228,33</text:p>
          </table:table-cell>
          <table:table-cell table:formula="of:=1/[.B139]" office:value-type="float" office:value="0.00437956204379562">
            <text:p>4,38E-003</text:p>
          </table:table-cell>
          <table:table-cell table:formula="of:=[.C139]" office:value-type="float" office:value="0.00437956204379562">
            <text:p>4,38E-003</text:p>
          </table:table-cell>
          <table:table-cell table:formula="of:=2*[.C139]" office:value-type="float" office:value="0.00875912408759124">
            <text:p>8,76E-003</text:p>
          </table:table-cell>
          <table:table-cell table:number-columns-repeated="1019"/>
        </table:table-row>
        <table:table-row table:style-name="ro1">
          <table:table-cell table:formula="of:=[.A139]+100" office:value-type="float" office:value="13800">
            <text:p>13800</text:p>
          </table:table-cell>
          <table:table-cell table:formula="of:=[.A140]/60" office:value-type="float" office:value="230">
            <text:p>230</text:p>
          </table:table-cell>
          <table:table-cell table:formula="of:=1/[.B140]" office:value-type="float" office:value="0.00434782608695652">
            <text:p>4,35E-003</text:p>
          </table:table-cell>
          <table:table-cell table:formula="of:=[.C140]" office:value-type="float" office:value="0.00434782608695652">
            <text:p>4,35E-003</text:p>
          </table:table-cell>
          <table:table-cell table:formula="of:=2*[.C140]" office:value-type="float" office:value="0.00869565217391304">
            <text:p>8,70E-003</text:p>
          </table:table-cell>
          <table:table-cell table:number-columns-repeated="1019"/>
        </table:table-row>
        <table:table-row table:style-name="ro1">
          <table:table-cell table:formula="of:=[.A140]+100" office:value-type="float" office:value="13900">
            <text:p>13900</text:p>
          </table:table-cell>
          <table:table-cell table:formula="of:=[.A141]/60" office:value-type="float" office:value="231.666666666667">
            <text:p>231,67</text:p>
          </table:table-cell>
          <table:table-cell table:formula="of:=1/[.B141]" office:value-type="float" office:value="0.00431654676258993">
            <text:p>4,32E-003</text:p>
          </table:table-cell>
          <table:table-cell table:formula="of:=[.C141]" office:value-type="float" office:value="0.00431654676258993">
            <text:p>4,32E-003</text:p>
          </table:table-cell>
          <table:table-cell table:formula="of:=2*[.C141]" office:value-type="float" office:value="0.00863309352517986">
            <text:p>8,63E-003</text:p>
          </table:table-cell>
          <table:table-cell table:number-columns-repeated="1019"/>
        </table:table-row>
        <table:table-row table:style-name="ro1">
          <table:table-cell table:formula="of:=[.A141]+100" office:value-type="float" office:value="14000">
            <text:p>14000</text:p>
          </table:table-cell>
          <table:table-cell table:formula="of:=[.A142]/60" office:value-type="float" office:value="233.333333333333">
            <text:p>233,33</text:p>
          </table:table-cell>
          <table:table-cell table:formula="of:=1/[.B142]" office:value-type="float" office:value="0.00428571428571429">
            <text:p>4,29E-003</text:p>
          </table:table-cell>
          <table:table-cell table:formula="of:=[.C142]" office:value-type="float" office:value="0.00428571428571429">
            <text:p>4,29E-003</text:p>
          </table:table-cell>
          <table:table-cell table:formula="of:=2*[.C142]" office:value-type="float" office:value="0.00857142857142857">
            <text:p>8,57E-003</text:p>
          </table:table-cell>
          <table:table-cell table:number-columns-repeated="1019"/>
        </table:table-row>
        <table:table-row table:style-name="ro1">
          <table:table-cell table:formula="of:=[.A142]+100" office:value-type="float" office:value="14100">
            <text:p>14100</text:p>
          </table:table-cell>
          <table:table-cell table:formula="of:=[.A143]/60" office:value-type="float" office:value="235">
            <text:p>235</text:p>
          </table:table-cell>
          <table:table-cell table:formula="of:=1/[.B143]" office:value-type="float" office:value="0.00425531914893617">
            <text:p>4,26E-003</text:p>
          </table:table-cell>
          <table:table-cell table:formula="of:=[.C143]" office:value-type="float" office:value="0.00425531914893617">
            <text:p>4,26E-003</text:p>
          </table:table-cell>
          <table:table-cell table:formula="of:=2*[.C143]" office:value-type="float" office:value="0.00851063829787234">
            <text:p>8,51E-003</text:p>
          </table:table-cell>
          <table:table-cell table:number-columns-repeated="1019"/>
        </table:table-row>
        <table:table-row table:style-name="ro1">
          <table:table-cell table:formula="of:=[.A143]+100" office:value-type="float" office:value="14200">
            <text:p>14200</text:p>
          </table:table-cell>
          <table:table-cell table:formula="of:=[.A144]/60" office:value-type="float" office:value="236.666666666667">
            <text:p>236,67</text:p>
          </table:table-cell>
          <table:table-cell table:formula="of:=1/[.B144]" office:value-type="float" office:value="0.00422535211267606">
            <text:p>4,23E-003</text:p>
          </table:table-cell>
          <table:table-cell table:formula="of:=[.C144]" office:value-type="float" office:value="0.00422535211267606">
            <text:p>4,23E-003</text:p>
          </table:table-cell>
          <table:table-cell table:formula="of:=2*[.C144]" office:value-type="float" office:value="0.00845070422535211">
            <text:p>8,45E-003</text:p>
          </table:table-cell>
          <table:table-cell table:number-columns-repeated="1019"/>
        </table:table-row>
        <table:table-row table:style-name="ro1">
          <table:table-cell table:formula="of:=[.A144]+100" office:value-type="float" office:value="14300">
            <text:p>14300</text:p>
          </table:table-cell>
          <table:table-cell table:formula="of:=[.A145]/60" office:value-type="float" office:value="238.333333333333">
            <text:p>238,33</text:p>
          </table:table-cell>
          <table:table-cell table:formula="of:=1/[.B145]" office:value-type="float" office:value="0.0041958041958042">
            <text:p>4,20E-003</text:p>
          </table:table-cell>
          <table:table-cell table:formula="of:=[.C145]" office:value-type="float" office:value="0.0041958041958042">
            <text:p>4,20E-003</text:p>
          </table:table-cell>
          <table:table-cell table:formula="of:=2*[.C145]" office:value-type="float" office:value="0.00839160839160839">
            <text:p>8,39E-003</text:p>
          </table:table-cell>
          <table:table-cell table:number-columns-repeated="1019"/>
        </table:table-row>
        <table:table-row table:style-name="ro1">
          <table:table-cell table:formula="of:=[.A145]+100" office:value-type="float" office:value="14400">
            <text:p>14400</text:p>
          </table:table-cell>
          <table:table-cell table:formula="of:=[.A146]/60" office:value-type="float" office:value="240">
            <text:p>240</text:p>
          </table:table-cell>
          <table:table-cell table:formula="of:=1/[.B146]" office:value-type="float" office:value="0.00416666666666667">
            <text:p>4,17E-003</text:p>
          </table:table-cell>
          <table:table-cell table:formula="of:=[.C146]" office:value-type="float" office:value="0.00416666666666667">
            <text:p>4,17E-003</text:p>
          </table:table-cell>
          <table:table-cell table:formula="of:=2*[.C146]" office:value-type="float" office:value="0.00833333333333333">
            <text:p>8,33E-003</text:p>
          </table:table-cell>
          <table:table-cell table:number-columns-repeated="1019"/>
        </table:table-row>
        <table:table-row table:style-name="ro1">
          <table:table-cell table:formula="of:=[.A146]+100" office:value-type="float" office:value="14500">
            <text:p>14500</text:p>
          </table:table-cell>
          <table:table-cell table:formula="of:=[.A147]/60" office:value-type="float" office:value="241.666666666667">
            <text:p>241,67</text:p>
          </table:table-cell>
          <table:table-cell table:formula="of:=1/[.B147]" office:value-type="float" office:value="0.00413793103448276">
            <text:p>4,14E-003</text:p>
          </table:table-cell>
          <table:table-cell table:formula="of:=[.C147]" office:value-type="float" office:value="0.00413793103448276">
            <text:p>4,14E-003</text:p>
          </table:table-cell>
          <table:table-cell table:formula="of:=2*[.C147]" office:value-type="float" office:value="0.00827586206896552">
            <text:p>8,28E-003</text:p>
          </table:table-cell>
          <table:table-cell table:number-columns-repeated="1019"/>
        </table:table-row>
        <table:table-row table:style-name="ro1">
          <table:table-cell table:formula="of:=[.A147]+100" office:value-type="float" office:value="14600">
            <text:p>14600</text:p>
          </table:table-cell>
          <table:table-cell table:formula="of:=[.A148]/60" office:value-type="float" office:value="243.333333333333">
            <text:p>243,33</text:p>
          </table:table-cell>
          <table:table-cell table:formula="of:=1/[.B148]" office:value-type="float" office:value="0.00410958904109589">
            <text:p>4,11E-003</text:p>
          </table:table-cell>
          <table:table-cell table:formula="of:=[.C148]" office:value-type="float" office:value="0.00410958904109589">
            <text:p>4,11E-003</text:p>
          </table:table-cell>
          <table:table-cell table:formula="of:=2*[.C148]" office:value-type="float" office:value="0.00821917808219178">
            <text:p>8,22E-003</text:p>
          </table:table-cell>
          <table:table-cell table:number-columns-repeated="1019"/>
        </table:table-row>
        <table:table-row table:style-name="ro1">
          <table:table-cell table:formula="of:=[.A148]+100" office:value-type="float" office:value="14700">
            <text:p>14700</text:p>
          </table:table-cell>
          <table:table-cell table:formula="of:=[.A149]/60" office:value-type="float" office:value="245">
            <text:p>245</text:p>
          </table:table-cell>
          <table:table-cell table:formula="of:=1/[.B149]" office:value-type="float" office:value="0.00408163265306122">
            <text:p>4,08E-003</text:p>
          </table:table-cell>
          <table:table-cell table:formula="of:=[.C149]" office:value-type="float" office:value="0.00408163265306122">
            <text:p>4,08E-003</text:p>
          </table:table-cell>
          <table:table-cell table:formula="of:=2*[.C149]" office:value-type="float" office:value="0.00816326530612245">
            <text:p>8,16E-003</text:p>
          </table:table-cell>
          <table:table-cell table:number-columns-repeated="1019"/>
        </table:table-row>
        <table:table-row table:style-name="ro1">
          <table:table-cell table:formula="of:=[.A149]+100" office:value-type="float" office:value="14800">
            <text:p>14800</text:p>
          </table:table-cell>
          <table:table-cell table:formula="of:=[.A150]/60" office:value-type="float" office:value="246.666666666667">
            <text:p>246,67</text:p>
          </table:table-cell>
          <table:table-cell table:formula="of:=1/[.B150]" office:value-type="float" office:value="0.00405405405405405">
            <text:p>4,05E-003</text:p>
          </table:table-cell>
          <table:table-cell table:formula="of:=[.C150]" office:value-type="float" office:value="0.00405405405405405">
            <text:p>4,05E-003</text:p>
          </table:table-cell>
          <table:table-cell table:formula="of:=2*[.C150]" office:value-type="float" office:value="0.00810810810810811">
            <text:p>8,11E-003</text:p>
          </table:table-cell>
          <table:table-cell table:number-columns-repeated="1019"/>
        </table:table-row>
        <table:table-row table:style-name="ro1">
          <table:table-cell table:formula="of:=[.A150]+100" office:value-type="float" office:value="14900">
            <text:p>14900</text:p>
          </table:table-cell>
          <table:table-cell table:formula="of:=[.A151]/60" office:value-type="float" office:value="248.333333333333">
            <text:p>248,33</text:p>
          </table:table-cell>
          <table:table-cell table:formula="of:=1/[.B151]" office:value-type="float" office:value="0.00402684563758389">
            <text:p>4,03E-003</text:p>
          </table:table-cell>
          <table:table-cell table:formula="of:=[.C151]" office:value-type="float" office:value="0.00402684563758389">
            <text:p>4,03E-003</text:p>
          </table:table-cell>
          <table:table-cell table:formula="of:=2*[.C151]" office:value-type="float" office:value="0.00805369127516778">
            <text:p>8,05E-003</text:p>
          </table:table-cell>
          <table:table-cell table:number-columns-repeated="1019"/>
        </table:table-row>
        <table:table-row table:style-name="ro1">
          <table:table-cell table:formula="of:=[.A151]+100" office:value-type="float" office:value="15000">
            <text:p>15000</text:p>
          </table:table-cell>
          <table:table-cell table:formula="of:=[.A152]/60" office:value-type="float" office:value="250">
            <text:p>250</text:p>
          </table:table-cell>
          <table:table-cell table:formula="of:=1/[.B152]" office:value-type="float" office:value="0.004">
            <text:p>4,00E-003</text:p>
          </table:table-cell>
          <table:table-cell table:formula="of:=[.C152]" office:value-type="float" office:value="0.004">
            <text:p>4,00E-003</text:p>
          </table:table-cell>
          <table:table-cell table:formula="of:=2*[.C152]" office:value-type="float" office:value="0.008">
            <text:p>8,00E-003</text:p>
          </table:table-cell>
          <table:table-cell table:number-columns-repeated="1019"/>
        </table:table-row>
        <table:table-row table:style-name="ro1">
          <table:table-cell table:formula="of:=[.A152]+100" office:value-type="float" office:value="15100">
            <text:p>15100</text:p>
          </table:table-cell>
          <table:table-cell table:formula="of:=[.A153]/60" office:value-type="float" office:value="251.666666666667">
            <text:p>251,67</text:p>
          </table:table-cell>
          <table:table-cell table:formula="of:=1/[.B153]" office:value-type="float" office:value="0.00397350993377483">
            <text:p>3,97E-003</text:p>
          </table:table-cell>
          <table:table-cell table:formula="of:=[.C153]" office:value-type="float" office:value="0.00397350993377483">
            <text:p>3,97E-003</text:p>
          </table:table-cell>
          <table:table-cell table:formula="of:=2*[.C153]" office:value-type="float" office:value="0.00794701986754967">
            <text:p>7,95E-003</text:p>
          </table:table-cell>
          <table:table-cell table:number-columns-repeated="1019"/>
        </table:table-row>
        <table:table-row table:style-name="ro1">
          <table:table-cell table:formula="of:=[.A153]+100" office:value-type="float" office:value="15200">
            <text:p>15200</text:p>
          </table:table-cell>
          <table:table-cell table:formula="of:=[.A154]/60" office:value-type="float" office:value="253.333333333333">
            <text:p>253,33</text:p>
          </table:table-cell>
          <table:table-cell table:formula="of:=1/[.B154]" office:value-type="float" office:value="0.00394736842105263">
            <text:p>3,95E-003</text:p>
          </table:table-cell>
          <table:table-cell table:formula="of:=[.C154]" office:value-type="float" office:value="0.00394736842105263">
            <text:p>3,95E-003</text:p>
          </table:table-cell>
          <table:table-cell table:formula="of:=2*[.C154]" office:value-type="float" office:value="0.00789473684210526">
            <text:p>7,89E-003</text:p>
          </table:table-cell>
          <table:table-cell table:number-columns-repeated="1019"/>
        </table:table-row>
        <table:table-row table:style-name="ro1">
          <table:table-cell table:formula="of:=[.A154]+100" office:value-type="float" office:value="15300">
            <text:p>15300</text:p>
          </table:table-cell>
          <table:table-cell table:formula="of:=[.A155]/60" office:value-type="float" office:value="255">
            <text:p>255</text:p>
          </table:table-cell>
          <table:table-cell table:formula="of:=1/[.B155]" office:value-type="float" office:value="0.00392156862745098">
            <text:p>3,92E-003</text:p>
          </table:table-cell>
          <table:table-cell table:formula="of:=[.C155]" office:value-type="float" office:value="0.00392156862745098">
            <text:p>3,92E-003</text:p>
          </table:table-cell>
          <table:table-cell table:formula="of:=2*[.C155]" office:value-type="float" office:value="0.00784313725490196">
            <text:p>7,84E-003</text:p>
          </table:table-cell>
          <table:table-cell table:number-columns-repeated="1019"/>
        </table:table-row>
        <table:table-row table:style-name="ro1">
          <table:table-cell table:formula="of:=[.A155]+100" office:value-type="float" office:value="15400">
            <text:p>15400</text:p>
          </table:table-cell>
          <table:table-cell table:formula="of:=[.A156]/60" office:value-type="float" office:value="256.666666666667">
            <text:p>256,67</text:p>
          </table:table-cell>
          <table:table-cell table:formula="of:=1/[.B156]" office:value-type="float" office:value="0.0038961038961039">
            <text:p>3,90E-003</text:p>
          </table:table-cell>
          <table:table-cell table:formula="of:=[.C156]" office:value-type="float" office:value="0.0038961038961039">
            <text:p>3,90E-003</text:p>
          </table:table-cell>
          <table:table-cell table:formula="of:=2*[.C156]" office:value-type="float" office:value="0.00779220779220779">
            <text:p>7,79E-003</text:p>
          </table:table-cell>
          <table:table-cell table:number-columns-repeated="1019"/>
        </table:table-row>
        <table:table-row table:style-name="ro1">
          <table:table-cell table:formula="of:=[.A156]+100" office:value-type="float" office:value="15500">
            <text:p>15500</text:p>
          </table:table-cell>
          <table:table-cell table:formula="of:=[.A157]/60" office:value-type="float" office:value="258.333333333333">
            <text:p>258,33</text:p>
          </table:table-cell>
          <table:table-cell table:formula="of:=1/[.B157]" office:value-type="float" office:value="0.00387096774193548">
            <text:p>3,87E-003</text:p>
          </table:table-cell>
          <table:table-cell table:formula="of:=[.C157]" office:value-type="float" office:value="0.00387096774193548">
            <text:p>3,87E-003</text:p>
          </table:table-cell>
          <table:table-cell table:formula="of:=2*[.C157]" office:value-type="float" office:value="0.00774193548387097">
            <text:p>7,74E-003</text:p>
          </table:table-cell>
          <table:table-cell table:number-columns-repeated="1019"/>
        </table:table-row>
        <table:table-row table:style-name="ro1">
          <table:table-cell table:formula="of:=[.A157]+100" office:value-type="float" office:value="15600">
            <text:p>15600</text:p>
          </table:table-cell>
          <table:table-cell table:formula="of:=[.A158]/60" office:value-type="float" office:value="260">
            <text:p>260</text:p>
          </table:table-cell>
          <table:table-cell table:formula="of:=1/[.B158]" office:value-type="float" office:value="0.00384615384615385">
            <text:p>3,85E-003</text:p>
          </table:table-cell>
          <table:table-cell table:formula="of:=[.C158]" office:value-type="float" office:value="0.00384615384615385">
            <text:p>3,85E-003</text:p>
          </table:table-cell>
          <table:table-cell table:formula="of:=2*[.C158]" office:value-type="float" office:value="0.00769230769230769">
            <text:p>7,69E-003</text:p>
          </table:table-cell>
          <table:table-cell table:number-columns-repeated="1019"/>
        </table:table-row>
        <table:table-row table:style-name="ro1">
          <table:table-cell table:formula="of:=[.A158]+100" office:value-type="float" office:value="15700">
            <text:p>15700</text:p>
          </table:table-cell>
          <table:table-cell table:formula="of:=[.A159]/60" office:value-type="float" office:value="261.666666666667">
            <text:p>261,67</text:p>
          </table:table-cell>
          <table:table-cell table:formula="of:=1/[.B159]" office:value-type="float" office:value="0.00382165605095541">
            <text:p>3,82E-003</text:p>
          </table:table-cell>
          <table:table-cell table:formula="of:=[.C159]" office:value-type="float" office:value="0.00382165605095541">
            <text:p>3,82E-003</text:p>
          </table:table-cell>
          <table:table-cell table:formula="of:=2*[.C159]" office:value-type="float" office:value="0.00764331210191083">
            <text:p>7,64E-003</text:p>
          </table:table-cell>
          <table:table-cell table:number-columns-repeated="1019"/>
        </table:table-row>
        <table:table-row table:style-name="ro1">
          <table:table-cell table:formula="of:=[.A159]+100" office:value-type="float" office:value="15800">
            <text:p>15800</text:p>
          </table:table-cell>
          <table:table-cell table:formula="of:=[.A160]/60" office:value-type="float" office:value="263.333333333333">
            <text:p>263,33</text:p>
          </table:table-cell>
          <table:table-cell table:formula="of:=1/[.B160]" office:value-type="float" office:value="0.00379746835443038">
            <text:p>3,80E-003</text:p>
          </table:table-cell>
          <table:table-cell table:formula="of:=[.C160]" office:value-type="float" office:value="0.00379746835443038">
            <text:p>3,80E-003</text:p>
          </table:table-cell>
          <table:table-cell table:formula="of:=2*[.C160]" office:value-type="float" office:value="0.00759493670886076">
            <text:p>7,59E-003</text:p>
          </table:table-cell>
          <table:table-cell table:number-columns-repeated="1019"/>
        </table:table-row>
        <table:table-row table:style-name="ro1">
          <table:table-cell table:formula="of:=[.A160]+100" office:value-type="float" office:value="15900">
            <text:p>15900</text:p>
          </table:table-cell>
          <table:table-cell table:formula="of:=[.A161]/60" office:value-type="float" office:value="265">
            <text:p>265</text:p>
          </table:table-cell>
          <table:table-cell table:formula="of:=1/[.B161]" office:value-type="float" office:value="0.00377358490566038">
            <text:p>3,77E-003</text:p>
          </table:table-cell>
          <table:table-cell table:formula="of:=[.C161]" office:value-type="float" office:value="0.00377358490566038">
            <text:p>3,77E-003</text:p>
          </table:table-cell>
          <table:table-cell table:formula="of:=2*[.C161]" office:value-type="float" office:value="0.00754716981132076">
            <text:p>7,55E-003</text:p>
          </table:table-cell>
          <table:table-cell table:number-columns-repeated="1019"/>
        </table:table-row>
        <table:table-row table:style-name="ro1">
          <table:table-cell table:formula="of:=[.A161]+100" office:value-type="float" office:value="16000">
            <text:p>16000</text:p>
          </table:table-cell>
          <table:table-cell table:formula="of:=[.A162]/60" office:value-type="float" office:value="266.666666666667">
            <text:p>266,67</text:p>
          </table:table-cell>
          <table:table-cell table:formula="of:=1/[.B162]" office:value-type="float" office:value="0.00375">
            <text:p>3,75E-003</text:p>
          </table:table-cell>
          <table:table-cell table:formula="of:=[.C162]" office:value-type="float" office:value="0.00375">
            <text:p>3,75E-003</text:p>
          </table:table-cell>
          <table:table-cell table:formula="of:=2*[.C162]" office:value-type="float" office:value="0.0075">
            <text:p>7,50E-003</text:p>
          </table:table-cell>
          <table:table-cell table:number-columns-repeated="1019"/>
        </table:table-row>
        <table:table-row table:style-name="ro1">
          <table:table-cell table:formula="of:=[.A162]+100" office:value-type="float" office:value="16100">
            <text:p>16100</text:p>
          </table:table-cell>
          <table:table-cell table:formula="of:=[.A163]/60" office:value-type="float" office:value="268.333333333333">
            <text:p>268,33</text:p>
          </table:table-cell>
          <table:table-cell table:formula="of:=1/[.B163]" office:value-type="float" office:value="0.00372670807453416">
            <text:p>3,73E-003</text:p>
          </table:table-cell>
          <table:table-cell table:formula="of:=[.C163]" office:value-type="float" office:value="0.00372670807453416">
            <text:p>3,73E-003</text:p>
          </table:table-cell>
          <table:table-cell table:formula="of:=2*[.C163]" office:value-type="float" office:value="0.00745341614906832">
            <text:p>7,45E-003</text:p>
          </table:table-cell>
          <table:table-cell table:number-columns-repeated="1019"/>
        </table:table-row>
        <table:table-row table:style-name="ro1">
          <table:table-cell table:formula="of:=[.A163]+100" office:value-type="float" office:value="16200">
            <text:p>16200</text:p>
          </table:table-cell>
          <table:table-cell table:formula="of:=[.A164]/60" office:value-type="float" office:value="270">
            <text:p>270</text:p>
          </table:table-cell>
          <table:table-cell table:formula="of:=1/[.B164]" office:value-type="float" office:value="0.0037037037037037">
            <text:p>3,70E-003</text:p>
          </table:table-cell>
          <table:table-cell table:formula="of:=[.C164]" office:value-type="float" office:value="0.0037037037037037">
            <text:p>3,70E-003</text:p>
          </table:table-cell>
          <table:table-cell table:formula="of:=2*[.C164]" office:value-type="float" office:value="0.00740740740740741">
            <text:p>7,41E-003</text:p>
          </table:table-cell>
          <table:table-cell table:number-columns-repeated="1019"/>
        </table:table-row>
        <table:table-row table:style-name="ro1">
          <table:table-cell table:formula="of:=[.A164]+100" office:value-type="float" office:value="16300">
            <text:p>16300</text:p>
          </table:table-cell>
          <table:table-cell table:formula="of:=[.A165]/60" office:value-type="float" office:value="271.666666666667">
            <text:p>271,67</text:p>
          </table:table-cell>
          <table:table-cell table:formula="of:=1/[.B165]" office:value-type="float" office:value="0.00368098159509202">
            <text:p>3,68E-003</text:p>
          </table:table-cell>
          <table:table-cell table:formula="of:=[.C165]" office:value-type="float" office:value="0.00368098159509202">
            <text:p>3,68E-003</text:p>
          </table:table-cell>
          <table:table-cell table:formula="of:=2*[.C165]" office:value-type="float" office:value="0.00736196319018405">
            <text:p>7,36E-003</text:p>
          </table:table-cell>
          <table:table-cell table:number-columns-repeated="1019"/>
        </table:table-row>
        <table:table-row table:style-name="ro1">
          <table:table-cell table:formula="of:=[.A165]+100" office:value-type="float" office:value="16400">
            <text:p>16400</text:p>
          </table:table-cell>
          <table:table-cell table:formula="of:=[.A166]/60" office:value-type="float" office:value="273.333333333333">
            <text:p>273,33</text:p>
          </table:table-cell>
          <table:table-cell table:formula="of:=1/[.B166]" office:value-type="float" office:value="0.00365853658536585">
            <text:p>3,66E-003</text:p>
          </table:table-cell>
          <table:table-cell table:formula="of:=[.C166]" office:value-type="float" office:value="0.00365853658536585">
            <text:p>3,66E-003</text:p>
          </table:table-cell>
          <table:table-cell table:formula="of:=2*[.C166]" office:value-type="float" office:value="0.00731707317073171">
            <text:p>7,32E-003</text:p>
          </table:table-cell>
          <table:table-cell table:number-columns-repeated="1019"/>
        </table:table-row>
        <table:table-row table:style-name="ro1">
          <table:table-cell table:formula="of:=[.A166]+100" office:value-type="float" office:value="16500">
            <text:p>16500</text:p>
          </table:table-cell>
          <table:table-cell table:formula="of:=[.A167]/60" office:value-type="float" office:value="275">
            <text:p>275</text:p>
          </table:table-cell>
          <table:table-cell table:formula="of:=1/[.B167]" office:value-type="float" office:value="0.00363636363636364">
            <text:p>3,64E-003</text:p>
          </table:table-cell>
          <table:table-cell table:formula="of:=[.C167]" office:value-type="float" office:value="0.00363636363636364">
            <text:p>3,64E-003</text:p>
          </table:table-cell>
          <table:table-cell table:formula="of:=2*[.C167]" office:value-type="float" office:value="0.00727272727272727">
            <text:p>7,27E-003</text:p>
          </table:table-cell>
          <table:table-cell table:number-columns-repeated="1019"/>
        </table:table-row>
        <table:table-row table:style-name="ro1">
          <table:table-cell table:formula="of:=[.A167]+100" office:value-type="float" office:value="16600">
            <text:p>16600</text:p>
          </table:table-cell>
          <table:table-cell table:formula="of:=[.A168]/60" office:value-type="float" office:value="276.666666666667">
            <text:p>276,67</text:p>
          </table:table-cell>
          <table:table-cell table:formula="of:=1/[.B168]" office:value-type="float" office:value="0.0036144578313253">
            <text:p>3,61E-003</text:p>
          </table:table-cell>
          <table:table-cell table:formula="of:=[.C168]" office:value-type="float" office:value="0.0036144578313253">
            <text:p>3,61E-003</text:p>
          </table:table-cell>
          <table:table-cell table:formula="of:=2*[.C168]" office:value-type="float" office:value="0.0072289156626506">
            <text:p>7,23E-003</text:p>
          </table:table-cell>
          <table:table-cell table:number-columns-repeated="1019"/>
        </table:table-row>
        <table:table-row table:style-name="ro1">
          <table:table-cell table:formula="of:=[.A168]+100" office:value-type="float" office:value="16700">
            <text:p>16700</text:p>
          </table:table-cell>
          <table:table-cell table:formula="of:=[.A169]/60" office:value-type="float" office:value="278.333333333333">
            <text:p>278,33</text:p>
          </table:table-cell>
          <table:table-cell table:formula="of:=1/[.B169]" office:value-type="float" office:value="0.00359281437125749">
            <text:p>3,59E-003</text:p>
          </table:table-cell>
          <table:table-cell table:formula="of:=[.C169]" office:value-type="float" office:value="0.00359281437125749">
            <text:p>3,59E-003</text:p>
          </table:table-cell>
          <table:table-cell table:formula="of:=2*[.C169]" office:value-type="float" office:value="0.00718562874251497">
            <text:p>7,19E-003</text:p>
          </table:table-cell>
          <table:table-cell table:number-columns-repeated="1019"/>
        </table:table-row>
        <table:table-row table:style-name="ro1">
          <table:table-cell table:formula="of:=[.A169]+100" office:value-type="float" office:value="16800">
            <text:p>16800</text:p>
          </table:table-cell>
          <table:table-cell table:formula="of:=[.A170]/60" office:value-type="float" office:value="280">
            <text:p>280</text:p>
          </table:table-cell>
          <table:table-cell table:formula="of:=1/[.B170]" office:value-type="float" office:value="0.00357142857142857">
            <text:p>3,57E-003</text:p>
          </table:table-cell>
          <table:table-cell table:formula="of:=[.C170]" office:value-type="float" office:value="0.00357142857142857">
            <text:p>3,57E-003</text:p>
          </table:table-cell>
          <table:table-cell table:formula="of:=2*[.C170]" office:value-type="float" office:value="0.00714285714285714">
            <text:p>7,14E-003</text:p>
          </table:table-cell>
          <table:table-cell table:number-columns-repeated="1019"/>
        </table:table-row>
        <table:table-row table:style-name="ro1">
          <table:table-cell table:formula="of:=[.A170]+100" office:value-type="float" office:value="16900">
            <text:p>16900</text:p>
          </table:table-cell>
          <table:table-cell table:formula="of:=[.A171]/60" office:value-type="float" office:value="281.666666666667">
            <text:p>281,67</text:p>
          </table:table-cell>
          <table:table-cell table:formula="of:=1/[.B171]" office:value-type="float" office:value="0.00355029585798817">
            <text:p>3,55E-003</text:p>
          </table:table-cell>
          <table:table-cell table:formula="of:=[.C171]" office:value-type="float" office:value="0.00355029585798817">
            <text:p>3,55E-003</text:p>
          </table:table-cell>
          <table:table-cell table:formula="of:=2*[.C171]" office:value-type="float" office:value="0.00710059171597633">
            <text:p>7,10E-003</text:p>
          </table:table-cell>
          <table:table-cell table:number-columns-repeated="1019"/>
        </table:table-row>
        <table:table-row table:style-name="ro1">
          <table:table-cell table:formula="of:=[.A171]+100" office:value-type="float" office:value="17000">
            <text:p>17000</text:p>
          </table:table-cell>
          <table:table-cell table:formula="of:=[.A172]/60" office:value-type="float" office:value="283.333333333333">
            <text:p>283,33</text:p>
          </table:table-cell>
          <table:table-cell table:formula="of:=1/[.B172]" office:value-type="float" office:value="0.00352941176470588">
            <text:p>3,53E-003</text:p>
          </table:table-cell>
          <table:table-cell table:formula="of:=[.C172]" office:value-type="float" office:value="0.00352941176470588">
            <text:p>3,53E-003</text:p>
          </table:table-cell>
          <table:table-cell table:formula="of:=2*[.C172]" office:value-type="float" office:value="0.00705882352941176">
            <text:p>7,06E-003</text:p>
          </table:table-cell>
          <table:table-cell table:number-columns-repeated="1019"/>
        </table:table-row>
        <table:table-row table:style-name="ro1">
          <table:table-cell table:formula="of:=[.A172]+100" office:value-type="float" office:value="17100">
            <text:p>17100</text:p>
          </table:table-cell>
          <table:table-cell table:formula="of:=[.A173]/60" office:value-type="float" office:value="285">
            <text:p>285</text:p>
          </table:table-cell>
          <table:table-cell table:formula="of:=1/[.B173]" office:value-type="float" office:value="0.00350877192982456">
            <text:p>3,51E-003</text:p>
          </table:table-cell>
          <table:table-cell table:formula="of:=[.C173]" office:value-type="float" office:value="0.00350877192982456">
            <text:p>3,51E-003</text:p>
          </table:table-cell>
          <table:table-cell table:formula="of:=2*[.C173]" office:value-type="float" office:value="0.00701754385964912">
            <text:p>7,02E-003</text:p>
          </table:table-cell>
          <table:table-cell table:number-columns-repeated="1019"/>
        </table:table-row>
        <table:table-row table:style-name="ro1">
          <table:table-cell table:formula="of:=[.A173]+100" office:value-type="float" office:value="17200">
            <text:p>17200</text:p>
          </table:table-cell>
          <table:table-cell table:formula="of:=[.A174]/60" office:value-type="float" office:value="286.666666666667">
            <text:p>286,67</text:p>
          </table:table-cell>
          <table:table-cell table:formula="of:=1/[.B174]" office:value-type="float" office:value="0.00348837209302326">
            <text:p>3,49E-003</text:p>
          </table:table-cell>
          <table:table-cell table:formula="of:=[.C174]" office:value-type="float" office:value="0.00348837209302326">
            <text:p>3,49E-003</text:p>
          </table:table-cell>
          <table:table-cell table:formula="of:=2*[.C174]" office:value-type="float" office:value="0.00697674418604651">
            <text:p>6,98E-003</text:p>
          </table:table-cell>
          <table:table-cell table:number-columns-repeated="1019"/>
        </table:table-row>
        <table:table-row table:style-name="ro1">
          <table:table-cell table:formula="of:=[.A174]+100" office:value-type="float" office:value="17300">
            <text:p>17300</text:p>
          </table:table-cell>
          <table:table-cell table:formula="of:=[.A175]/60" office:value-type="float" office:value="288.333333333333">
            <text:p>288,33</text:p>
          </table:table-cell>
          <table:table-cell table:formula="of:=1/[.B175]" office:value-type="float" office:value="0.00346820809248555">
            <text:p>3,47E-003</text:p>
          </table:table-cell>
          <table:table-cell table:formula="of:=[.C175]" office:value-type="float" office:value="0.00346820809248555">
            <text:p>3,47E-003</text:p>
          </table:table-cell>
          <table:table-cell table:formula="of:=2*[.C175]" office:value-type="float" office:value="0.0069364161849711">
            <text:p>6,94E-003</text:p>
          </table:table-cell>
          <table:table-cell table:number-columns-repeated="1019"/>
        </table:table-row>
        <table:table-row table:style-name="ro1">
          <table:table-cell table:formula="of:=[.A175]+100" office:value-type="float" office:value="17400">
            <text:p>17400</text:p>
          </table:table-cell>
          <table:table-cell table:formula="of:=[.A176]/60" office:value-type="float" office:value="290">
            <text:p>290</text:p>
          </table:table-cell>
          <table:table-cell table:formula="of:=1/[.B176]" office:value-type="float" office:value="0.00344827586206897">
            <text:p>3,45E-003</text:p>
          </table:table-cell>
          <table:table-cell table:formula="of:=[.C176]" office:value-type="float" office:value="0.00344827586206897">
            <text:p>3,45E-003</text:p>
          </table:table-cell>
          <table:table-cell table:formula="of:=2*[.C176]" office:value-type="float" office:value="0.00689655172413793">
            <text:p>6,90E-003</text:p>
          </table:table-cell>
          <table:table-cell table:number-columns-repeated="1019"/>
        </table:table-row>
        <table:table-row table:style-name="ro1">
          <table:table-cell table:formula="of:=[.A176]+100" office:value-type="float" office:value="17500">
            <text:p>17500</text:p>
          </table:table-cell>
          <table:table-cell table:formula="of:=[.A177]/60" office:value-type="float" office:value="291.666666666667">
            <text:p>291,67</text:p>
          </table:table-cell>
          <table:table-cell table:formula="of:=1/[.B177]" office:value-type="float" office:value="0.00342857142857143">
            <text:p>3,43E-003</text:p>
          </table:table-cell>
          <table:table-cell table:formula="of:=[.C177]" office:value-type="float" office:value="0.00342857142857143">
            <text:p>3,43E-003</text:p>
          </table:table-cell>
          <table:table-cell table:formula="of:=2*[.C177]" office:value-type="float" office:value="0.00685714285714286">
            <text:p>6,86E-003</text:p>
          </table:table-cell>
          <table:table-cell table:number-columns-repeated="1019"/>
        </table:table-row>
        <table:table-row table:style-name="ro1">
          <table:table-cell table:formula="of:=[.A177]+100" office:value-type="float" office:value="17600">
            <text:p>17600</text:p>
          </table:table-cell>
          <table:table-cell table:formula="of:=[.A178]/60" office:value-type="float" office:value="293.333333333333">
            <text:p>293,33</text:p>
          </table:table-cell>
          <table:table-cell table:formula="of:=1/[.B178]" office:value-type="float" office:value="0.00340909090909091">
            <text:p>3,41E-003</text:p>
          </table:table-cell>
          <table:table-cell table:formula="of:=[.C178]" office:value-type="float" office:value="0.00340909090909091">
            <text:p>3,41E-003</text:p>
          </table:table-cell>
          <table:table-cell table:formula="of:=2*[.C178]" office:value-type="float" office:value="0.00681818181818182">
            <text:p>6,82E-003</text:p>
          </table:table-cell>
          <table:table-cell table:number-columns-repeated="1019"/>
        </table:table-row>
        <table:table-row table:style-name="ro1">
          <table:table-cell table:formula="of:=[.A178]+100" office:value-type="float" office:value="17700">
            <text:p>17700</text:p>
          </table:table-cell>
          <table:table-cell table:formula="of:=[.A179]/60" office:value-type="float" office:value="295">
            <text:p>295</text:p>
          </table:table-cell>
          <table:table-cell table:formula="of:=1/[.B179]" office:value-type="float" office:value="0.00338983050847458">
            <text:p>3,39E-003</text:p>
          </table:table-cell>
          <table:table-cell table:formula="of:=[.C179]" office:value-type="float" office:value="0.00338983050847458">
            <text:p>3,39E-003</text:p>
          </table:table-cell>
          <table:table-cell table:formula="of:=2*[.C179]" office:value-type="float" office:value="0.00677966101694915">
            <text:p>6,78E-003</text:p>
          </table:table-cell>
          <table:table-cell table:number-columns-repeated="1019"/>
        </table:table-row>
        <table:table-row table:style-name="ro1">
          <table:table-cell table:formula="of:=[.A179]+100" office:value-type="float" office:value="17800">
            <text:p>17800</text:p>
          </table:table-cell>
          <table:table-cell table:formula="of:=[.A180]/60" office:value-type="float" office:value="296.666666666667">
            <text:p>296,67</text:p>
          </table:table-cell>
          <table:table-cell table:formula="of:=1/[.B180]" office:value-type="float" office:value="0.00337078651685393">
            <text:p>3,37E-003</text:p>
          </table:table-cell>
          <table:table-cell table:formula="of:=[.C180]" office:value-type="float" office:value="0.00337078651685393">
            <text:p>3,37E-003</text:p>
          </table:table-cell>
          <table:table-cell table:formula="of:=2*[.C180]" office:value-type="float" office:value="0.00674157303370787">
            <text:p>6,74E-003</text:p>
          </table:table-cell>
          <table:table-cell table:number-columns-repeated="1019"/>
        </table:table-row>
        <table:table-row table:style-name="ro1">
          <table:table-cell table:formula="of:=[.A180]+100" office:value-type="float" office:value="17900">
            <text:p>17900</text:p>
          </table:table-cell>
          <table:table-cell table:formula="of:=[.A181]/60" office:value-type="float" office:value="298.333333333333">
            <text:p>298,33</text:p>
          </table:table-cell>
          <table:table-cell table:formula="of:=1/[.B181]" office:value-type="float" office:value="0.00335195530726257">
            <text:p>3,35E-003</text:p>
          </table:table-cell>
          <table:table-cell table:formula="of:=[.C181]" office:value-type="float" office:value="0.00335195530726257">
            <text:p>3,35E-003</text:p>
          </table:table-cell>
          <table:table-cell table:formula="of:=2*[.C181]" office:value-type="float" office:value="0.00670391061452514">
            <text:p>6,70E-003</text:p>
          </table:table-cell>
          <table:table-cell table:number-columns-repeated="1019"/>
        </table:table-row>
        <table:table-row table:style-name="ro1">
          <table:table-cell table:formula="of:=[.A181]+100" office:value-type="float" office:value="18000">
            <text:p>18000</text:p>
          </table:table-cell>
          <table:table-cell table:formula="of:=[.A182]/60" office:value-type="float" office:value="300">
            <text:p>300</text:p>
          </table:table-cell>
          <table:table-cell table:formula="of:=1/[.B182]" office:value-type="float" office:value="0.00333333333333333">
            <text:p>3,33E-003</text:p>
          </table:table-cell>
          <table:table-cell table:formula="of:=[.C182]" office:value-type="float" office:value="0.00333333333333333">
            <text:p>3,33E-003</text:p>
          </table:table-cell>
          <table:table-cell table:formula="of:=2*[.C182]" office:value-type="float" office:value="0.00666666666666667">
            <text:p>6,67E-003</text:p>
          </table:table-cell>
          <table:table-cell table:number-columns-repeated="1019"/>
        </table:table-row>
        <table:table-row table:style-name="ro1">
          <table:table-cell table:formula="of:=[.A182]+100" office:value-type="float" office:value="18100">
            <text:p>18100</text:p>
          </table:table-cell>
          <table:table-cell table:formula="of:=[.A183]/60" office:value-type="float" office:value="301.666666666667">
            <text:p>301,67</text:p>
          </table:table-cell>
          <table:table-cell table:formula="of:=1/[.B183]" office:value-type="float" office:value="0.00331491712707182">
            <text:p>3,31E-003</text:p>
          </table:table-cell>
          <table:table-cell table:formula="of:=[.C183]" office:value-type="float" office:value="0.00331491712707182">
            <text:p>3,31E-003</text:p>
          </table:table-cell>
          <table:table-cell table:formula="of:=2*[.C183]" office:value-type="float" office:value="0.00662983425414365">
            <text:p>6,63E-003</text:p>
          </table:table-cell>
          <table:table-cell table:number-columns-repeated="1019"/>
        </table:table-row>
        <table:table-row table:style-name="ro1">
          <table:table-cell table:formula="of:=[.A183]+100" office:value-type="float" office:value="18200">
            <text:p>18200</text:p>
          </table:table-cell>
          <table:table-cell table:formula="of:=[.A184]/60" office:value-type="float" office:value="303.333333333333">
            <text:p>303,33</text:p>
          </table:table-cell>
          <table:table-cell table:formula="of:=1/[.B184]" office:value-type="float" office:value="0.0032967032967033">
            <text:p>3,30E-003</text:p>
          </table:table-cell>
          <table:table-cell table:formula="of:=[.C184]" office:value-type="float" office:value="0.0032967032967033">
            <text:p>3,30E-003</text:p>
          </table:table-cell>
          <table:table-cell table:formula="of:=2*[.C184]" office:value-type="float" office:value="0.00659340659340659">
            <text:p>6,59E-003</text:p>
          </table:table-cell>
          <table:table-cell table:number-columns-repeated="1019"/>
        </table:table-row>
        <table:table-row table:style-name="ro1">
          <table:table-cell table:formula="of:=[.A184]+100" office:value-type="float" office:value="18300">
            <text:p>18300</text:p>
          </table:table-cell>
          <table:table-cell table:formula="of:=[.A185]/60" office:value-type="float" office:value="305">
            <text:p>305</text:p>
          </table:table-cell>
          <table:table-cell table:formula="of:=1/[.B185]" office:value-type="float" office:value="0.00327868852459016">
            <text:p>3,28E-003</text:p>
          </table:table-cell>
          <table:table-cell table:formula="of:=[.C185]" office:value-type="float" office:value="0.00327868852459016">
            <text:p>3,28E-003</text:p>
          </table:table-cell>
          <table:table-cell table:formula="of:=2*[.C185]" office:value-type="float" office:value="0.00655737704918033">
            <text:p>6,56E-003</text:p>
          </table:table-cell>
          <table:table-cell table:number-columns-repeated="1019"/>
        </table:table-row>
        <table:table-row table:style-name="ro1">
          <table:table-cell table:formula="of:=[.A185]+100" office:value-type="float" office:value="18400">
            <text:p>18400</text:p>
          </table:table-cell>
          <table:table-cell table:formula="of:=[.A186]/60" office:value-type="float" office:value="306.666666666667">
            <text:p>306,67</text:p>
          </table:table-cell>
          <table:table-cell table:formula="of:=1/[.B186]" office:value-type="float" office:value="0.00326086956521739">
            <text:p>3,26E-003</text:p>
          </table:table-cell>
          <table:table-cell table:formula="of:=[.C186]" office:value-type="float" office:value="0.00326086956521739">
            <text:p>3,26E-003</text:p>
          </table:table-cell>
          <table:table-cell table:formula="of:=2*[.C186]" office:value-type="float" office:value="0.00652173913043478">
            <text:p>6,52E-003</text:p>
          </table:table-cell>
          <table:table-cell table:number-columns-repeated="1019"/>
        </table:table-row>
        <table:table-row table:style-name="ro1">
          <table:table-cell table:formula="of:=[.A186]+100" office:value-type="float" office:value="18500">
            <text:p>18500</text:p>
          </table:table-cell>
          <table:table-cell table:formula="of:=[.A187]/60" office:value-type="float" office:value="308.333333333333">
            <text:p>308,33</text:p>
          </table:table-cell>
          <table:table-cell table:formula="of:=1/[.B187]" office:value-type="float" office:value="0.00324324324324324">
            <text:p>3,24E-003</text:p>
          </table:table-cell>
          <table:table-cell table:formula="of:=[.C187]" office:value-type="float" office:value="0.00324324324324324">
            <text:p>3,24E-003</text:p>
          </table:table-cell>
          <table:table-cell table:formula="of:=2*[.C187]" office:value-type="float" office:value="0.00648648648648649">
            <text:p>6,49E-003</text:p>
          </table:table-cell>
          <table:table-cell table:number-columns-repeated="1019"/>
        </table:table-row>
        <table:table-row table:style-name="ro1">
          <table:table-cell table:formula="of:=[.A187]+100" office:value-type="float" office:value="18600">
            <text:p>18600</text:p>
          </table:table-cell>
          <table:table-cell table:formula="of:=[.A188]/60" office:value-type="float" office:value="310">
            <text:p>310</text:p>
          </table:table-cell>
          <table:table-cell table:formula="of:=1/[.B188]" office:value-type="float" office:value="0.0032258064516129">
            <text:p>3,23E-003</text:p>
          </table:table-cell>
          <table:table-cell table:formula="of:=[.C188]" office:value-type="float" office:value="0.0032258064516129">
            <text:p>3,23E-003</text:p>
          </table:table-cell>
          <table:table-cell table:formula="of:=2*[.C188]" office:value-type="float" office:value="0.00645161290322581">
            <text:p>6,45E-003</text:p>
          </table:table-cell>
          <table:table-cell table:number-columns-repeated="1019"/>
        </table:table-row>
        <table:table-row table:style-name="ro1">
          <table:table-cell table:formula="of:=[.A188]+100" office:value-type="float" office:value="18700">
            <text:p>18700</text:p>
          </table:table-cell>
          <table:table-cell table:formula="of:=[.A189]/60" office:value-type="float" office:value="311.666666666667">
            <text:p>311,67</text:p>
          </table:table-cell>
          <table:table-cell table:formula="of:=1/[.B189]" office:value-type="float" office:value="0.00320855614973262">
            <text:p>3,21E-003</text:p>
          </table:table-cell>
          <table:table-cell table:formula="of:=[.C189]" office:value-type="float" office:value="0.00320855614973262">
            <text:p>3,21E-003</text:p>
          </table:table-cell>
          <table:table-cell table:formula="of:=2*[.C189]" office:value-type="float" office:value="0.00641711229946524">
            <text:p>6,42E-003</text:p>
          </table:table-cell>
          <table:table-cell table:number-columns-repeated="1019"/>
        </table:table-row>
        <table:table-row table:style-name="ro1">
          <table:table-cell table:formula="of:=[.A189]+100" office:value-type="float" office:value="18800">
            <text:p>18800</text:p>
          </table:table-cell>
          <table:table-cell table:formula="of:=[.A190]/60" office:value-type="float" office:value="313.333333333333">
            <text:p>313,33</text:p>
          </table:table-cell>
          <table:table-cell table:formula="of:=1/[.B190]" office:value-type="float" office:value="0.00319148936170213">
            <text:p>3,19E-003</text:p>
          </table:table-cell>
          <table:table-cell table:formula="of:=[.C190]" office:value-type="float" office:value="0.00319148936170213">
            <text:p>3,19E-003</text:p>
          </table:table-cell>
          <table:table-cell table:formula="of:=2*[.C190]" office:value-type="float" office:value="0.00638297872340426">
            <text:p>6,38E-003</text:p>
          </table:table-cell>
          <table:table-cell table:number-columns-repeated="1019"/>
        </table:table-row>
        <table:table-row table:style-name="ro1">
          <table:table-cell table:formula="of:=[.A190]+100" office:value-type="float" office:value="18900">
            <text:p>18900</text:p>
          </table:table-cell>
          <table:table-cell table:formula="of:=[.A191]/60" office:value-type="float" office:value="315">
            <text:p>315</text:p>
          </table:table-cell>
          <table:table-cell table:formula="of:=1/[.B191]" office:value-type="float" office:value="0.00317460317460317">
            <text:p>3,17E-003</text:p>
          </table:table-cell>
          <table:table-cell table:formula="of:=[.C191]" office:value-type="float" office:value="0.00317460317460317">
            <text:p>3,17E-003</text:p>
          </table:table-cell>
          <table:table-cell table:formula="of:=2*[.C191]" office:value-type="float" office:value="0.00634920634920635">
            <text:p>6,35E-003</text:p>
          </table:table-cell>
          <table:table-cell table:number-columns-repeated="1019"/>
        </table:table-row>
        <table:table-row table:style-name="ro1">
          <table:table-cell table:formula="of:=[.A191]+100" office:value-type="float" office:value="19000">
            <text:p>19000</text:p>
          </table:table-cell>
          <table:table-cell table:formula="of:=[.A192]/60" office:value-type="float" office:value="316.666666666667">
            <text:p>316,67</text:p>
          </table:table-cell>
          <table:table-cell table:formula="of:=1/[.B192]" office:value-type="float" office:value="0.00315789473684211">
            <text:p>3,16E-003</text:p>
          </table:table-cell>
          <table:table-cell table:formula="of:=[.C192]" office:value-type="float" office:value="0.00315789473684211">
            <text:p>3,16E-003</text:p>
          </table:table-cell>
          <table:table-cell table:formula="of:=2*[.C192]" office:value-type="float" office:value="0.00631578947368421">
            <text:p>6,32E-003</text:p>
          </table:table-cell>
          <table:table-cell table:number-columns-repeated="1019"/>
        </table:table-row>
        <table:table-row table:style-name="ro1">
          <table:table-cell table:formula="of:=[.A192]+100" office:value-type="float" office:value="19100">
            <text:p>19100</text:p>
          </table:table-cell>
          <table:table-cell table:formula="of:=[.A193]/60" office:value-type="float" office:value="318.333333333333">
            <text:p>318,33</text:p>
          </table:table-cell>
          <table:table-cell table:formula="of:=1/[.B193]" office:value-type="float" office:value="0.0031413612565445">
            <text:p>3,14E-003</text:p>
          </table:table-cell>
          <table:table-cell table:formula="of:=[.C193]" office:value-type="float" office:value="0.0031413612565445">
            <text:p>3,14E-003</text:p>
          </table:table-cell>
          <table:table-cell table:formula="of:=2*[.C193]" office:value-type="float" office:value="0.00628272251308901">
            <text:p>6,28E-003</text:p>
          </table:table-cell>
          <table:table-cell table:number-columns-repeated="1019"/>
        </table:table-row>
        <table:table-row table:style-name="ro1">
          <table:table-cell table:formula="of:=[.A193]+100" office:value-type="float" office:value="19200">
            <text:p>19200</text:p>
          </table:table-cell>
          <table:table-cell table:formula="of:=[.A194]/60" office:value-type="float" office:value="320">
            <text:p>320</text:p>
          </table:table-cell>
          <table:table-cell table:formula="of:=1/[.B194]" office:value-type="float" office:value="0.003125">
            <text:p>3,13E-003</text:p>
          </table:table-cell>
          <table:table-cell table:formula="of:=[.C194]" office:value-type="float" office:value="0.003125">
            <text:p>3,13E-003</text:p>
          </table:table-cell>
          <table:table-cell table:formula="of:=2*[.C194]" office:value-type="float" office:value="0.00625">
            <text:p>6,25E-003</text:p>
          </table:table-cell>
          <table:table-cell table:number-columns-repeated="1019"/>
        </table:table-row>
        <table:table-row table:style-name="ro1">
          <table:table-cell table:formula="of:=[.A194]+100" office:value-type="float" office:value="19300">
            <text:p>19300</text:p>
          </table:table-cell>
          <table:table-cell table:formula="of:=[.A195]/60" office:value-type="float" office:value="321.666666666667">
            <text:p>321,67</text:p>
          </table:table-cell>
          <table:table-cell table:formula="of:=1/[.B195]" office:value-type="float" office:value="0.00310880829015544">
            <text:p>3,11E-003</text:p>
          </table:table-cell>
          <table:table-cell table:formula="of:=[.C195]" office:value-type="float" office:value="0.00310880829015544">
            <text:p>3,11E-003</text:p>
          </table:table-cell>
          <table:table-cell table:formula="of:=2*[.C195]" office:value-type="float" office:value="0.00621761658031088">
            <text:p>6,22E-003</text:p>
          </table:table-cell>
          <table:table-cell table:number-columns-repeated="1019"/>
        </table:table-row>
        <table:table-row table:style-name="ro1">
          <table:table-cell table:formula="of:=[.A195]+100" office:value-type="float" office:value="19400">
            <text:p>19400</text:p>
          </table:table-cell>
          <table:table-cell table:formula="of:=[.A196]/60" office:value-type="float" office:value="323.333333333333">
            <text:p>323,33</text:p>
          </table:table-cell>
          <table:table-cell table:formula="of:=1/[.B196]" office:value-type="float" office:value="0.00309278350515464">
            <text:p>3,09E-003</text:p>
          </table:table-cell>
          <table:table-cell table:formula="of:=[.C196]" office:value-type="float" office:value="0.00309278350515464">
            <text:p>3,09E-003</text:p>
          </table:table-cell>
          <table:table-cell table:formula="of:=2*[.C196]" office:value-type="float" office:value="0.00618556701030928">
            <text:p>6,19E-003</text:p>
          </table:table-cell>
          <table:table-cell table:number-columns-repeated="1019"/>
        </table:table-row>
        <table:table-row table:style-name="ro1">
          <table:table-cell table:formula="of:=[.A196]+100" office:value-type="float" office:value="19500">
            <text:p>19500</text:p>
          </table:table-cell>
          <table:table-cell table:formula="of:=[.A197]/60" office:value-type="float" office:value="325">
            <text:p>325</text:p>
          </table:table-cell>
          <table:table-cell table:formula="of:=1/[.B197]" office:value-type="float" office:value="0.00307692307692308">
            <text:p>3,08E-003</text:p>
          </table:table-cell>
          <table:table-cell table:formula="of:=[.C197]" office:value-type="float" office:value="0.00307692307692308">
            <text:p>3,08E-003</text:p>
          </table:table-cell>
          <table:table-cell table:formula="of:=2*[.C197]" office:value-type="float" office:value="0.00615384615384615">
            <text:p>6,15E-003</text:p>
          </table:table-cell>
          <table:table-cell table:number-columns-repeated="1019"/>
        </table:table-row>
        <table:table-row table:style-name="ro1">
          <table:table-cell table:formula="of:=[.A197]+100" office:value-type="float" office:value="19600">
            <text:p>19600</text:p>
          </table:table-cell>
          <table:table-cell table:formula="of:=[.A198]/60" office:value-type="float" office:value="326.666666666667">
            <text:p>326,67</text:p>
          </table:table-cell>
          <table:table-cell table:formula="of:=1/[.B198]" office:value-type="float" office:value="0.00306122448979592">
            <text:p>3,06E-003</text:p>
          </table:table-cell>
          <table:table-cell table:formula="of:=[.C198]" office:value-type="float" office:value="0.00306122448979592">
            <text:p>3,06E-003</text:p>
          </table:table-cell>
          <table:table-cell table:formula="of:=2*[.C198]" office:value-type="float" office:value="0.00612244897959184">
            <text:p>6,12E-003</text:p>
          </table:table-cell>
          <table:table-cell table:number-columns-repeated="1019"/>
        </table:table-row>
        <table:table-row table:style-name="ro1">
          <table:table-cell table:formula="of:=[.A198]+100" office:value-type="float" office:value="19700">
            <text:p>19700</text:p>
          </table:table-cell>
          <table:table-cell table:formula="of:=[.A199]/60" office:value-type="float" office:value="328.333333333333">
            <text:p>328,33</text:p>
          </table:table-cell>
          <table:table-cell table:formula="of:=1/[.B199]" office:value-type="float" office:value="0.00304568527918782">
            <text:p>3,05E-003</text:p>
          </table:table-cell>
          <table:table-cell table:formula="of:=[.C199]" office:value-type="float" office:value="0.00304568527918782">
            <text:p>3,05E-003</text:p>
          </table:table-cell>
          <table:table-cell table:formula="of:=2*[.C199]" office:value-type="float" office:value="0.00609137055837564">
            <text:p>6,09E-003</text:p>
          </table:table-cell>
          <table:table-cell table:number-columns-repeated="1019"/>
        </table:table-row>
        <table:table-row table:style-name="ro1">
          <table:table-cell table:formula="of:=[.A199]+100" office:value-type="float" office:value="19800">
            <text:p>19800</text:p>
          </table:table-cell>
          <table:table-cell table:formula="of:=[.A200]/60" office:value-type="float" office:value="330">
            <text:p>330</text:p>
          </table:table-cell>
          <table:table-cell table:formula="of:=1/[.B200]" office:value-type="float" office:value="0.00303030303030303">
            <text:p>3,03E-003</text:p>
          </table:table-cell>
          <table:table-cell table:formula="of:=[.C200]" office:value-type="float" office:value="0.00303030303030303">
            <text:p>3,03E-003</text:p>
          </table:table-cell>
          <table:table-cell table:formula="of:=2*[.C200]" office:value-type="float" office:value="0.00606060606060606">
            <text:p>6,06E-003</text:p>
          </table:table-cell>
          <table:table-cell table:number-columns-repeated="1019"/>
        </table:table-row>
        <table:table-row table:style-name="ro1">
          <table:table-cell table:formula="of:=[.A200]+100" office:value-type="float" office:value="19900">
            <text:p>19900</text:p>
          </table:table-cell>
          <table:table-cell table:formula="of:=[.A201]/60" office:value-type="float" office:value="331.666666666667">
            <text:p>331,67</text:p>
          </table:table-cell>
          <table:table-cell table:formula="of:=1/[.B201]" office:value-type="float" office:value="0.00301507537688442">
            <text:p>3,02E-003</text:p>
          </table:table-cell>
          <table:table-cell table:formula="of:=[.C201]" office:value-type="float" office:value="0.00301507537688442">
            <text:p>3,02E-003</text:p>
          </table:table-cell>
          <table:table-cell table:formula="of:=2*[.C201]" office:value-type="float" office:value="0.00603015075376884">
            <text:p>6,03E-003</text:p>
          </table:table-cell>
          <table:table-cell table:number-columns-repeated="1019"/>
        </table:table-row>
        <table:table-row table:style-name="ro1">
          <table:table-cell table:formula="of:=[.A201]+100" office:value-type="float" office:value="20000">
            <text:p>20000</text:p>
          </table:table-cell>
          <table:table-cell table:formula="of:=[.A202]/60" office:value-type="float" office:value="333.333333333333">
            <text:p>333,33</text:p>
          </table:table-cell>
          <table:table-cell table:formula="of:=1/[.B202]" office:value-type="float" office:value="0.003">
            <text:p>3,00E-003</text:p>
          </table:table-cell>
          <table:table-cell table:formula="of:=[.C202]" office:value-type="float" office:value="0.003">
            <text:p>3,00E-003</text:p>
          </table:table-cell>
          <table:table-cell table:formula="of:=2*[.C202]" office:value-type="float" office:value="0.006">
            <text:p>6,00E-003</text:p>
          </table:table-cell>
          <table:table-cell table:number-columns-repeated="1019"/>
        </table:table-row>
        <table:table-row table:style-name="ro1" table:number-rows-repeated="6533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1">11/05/2010</text:date>, <text:time>12:3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1T11:49:27.01</meta:creation-date>
    <dc:date>2010-05-11T12:33:48.18</dc:date>
    <meta:editing-duration>PT00H44M11S</meta:editing-duration>
    <meta:editing-cycles>25</meta:editing-cycles>
    <meta:generator>OpenOffice.org/3.2$Win32 OpenOffice.org_project/320m12$Build-9483</meta:generator>
    <meta:document-statistic meta:table-count="2" meta:cell-count="1047" meta:object-count="0"/>
  </office:meta>
</office:document-meta>
</file>